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1c13800" officeooo:paragraph-rsid="01c13800" style:font-size-asian="16pt" style:font-weight-asian="bold" style:font-size-complex="16pt" style:font-weight-complex="bold"/>
    </style:style>
    <style:style style:name="P208"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9"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3" style:family="paragraph" style:parent-style-name="Standard">
      <style:text-properties fo:font-size="12pt" style:text-underline-style="none" fo:font-weight="normal" officeooo:rsid="01c13800" officeooo:paragraph-rsid="01c13800" style:font-size-asian="12pt" style:font-weight-asian="normal" style:font-size-complex="12pt" style:font-weight-complex="normal"/>
    </style:style>
    <style:style style:name="P244" style:family="paragraph" style:parent-style-name="Standard">
      <style:text-properties fo:font-size="12pt" style:text-underline-style="none" fo:font-weight="normal" officeooo:rsid="01b46bbd" officeooo:paragraph-rsid="01b46bbd" style:font-size-asian="12pt" style:font-weight-asian="normal" style:font-size-complex="12pt" style:font-weight-complex="normal"/>
    </style:style>
    <style:style style:name="P245" style:family="paragraph" style:parent-style-name="Standard">
      <style:text-properties fo:font-size="12pt" style:text-underline-style="none" fo:font-weight="normal" officeooo:rsid="01c260dc" officeooo:paragraph-rsid="01c260dc" style:font-size-asian="12pt" style:font-weight-asian="normal" style:font-size-complex="12pt" style:font-weight-complex="normal"/>
    </style:style>
    <style:style style:name="P246" style:family="paragraph" style:parent-style-name="Standard">
      <style:text-properties fo:font-size="12pt" style:text-underline-style="none" fo:font-weight="normal" officeooo:rsid="01c260dc" officeooo:paragraph-rsid="01c3b053" style:font-size-asian="12pt" style:font-weight-asian="normal" style:font-size-complex="12pt" style:font-weight-complex="normal"/>
    </style:style>
    <style:style style:name="P247" style:family="paragraph" style:parent-style-name="Standard">
      <style:text-properties fo:font-size="12pt" style:text-underline-style="none" fo:font-weight="normal" officeooo:rsid="01c59c10" officeooo:paragraph-rsid="01c59c10" style:font-size-asian="12pt" style:font-weight-asian="normal" style:font-size-complex="12pt" style:font-weight-complex="normal"/>
    </style:style>
    <style:style style:name="P248" style:family="paragraph" style:parent-style-name="Standard">
      <style:text-properties fo:font-size="12pt" style:text-underline-style="none" fo:font-weight="normal" officeooo:rsid="01cad553" officeooo:paragraph-rsid="01cad553" style:font-size-asian="12pt" style:font-weight-asian="normal" style:font-size-complex="12pt" style:font-weight-complex="normal"/>
    </style:style>
    <style:style style:name="P249" style:family="paragraph" style:parent-style-name="Standard">
      <style:text-properties fo:font-size="12pt" style:text-underline-style="none" fo:font-weight="normal" officeooo:rsid="01cc58fa" officeooo:paragraph-rsid="01cc58fa" style:font-size-asian="12pt" style:font-weight-asian="normal" style:font-size-complex="12pt" style:font-weight-complex="normal"/>
    </style:style>
    <style:style style:name="P250" style:family="paragraph" style:parent-style-name="Standard">
      <style:text-properties fo:font-size="12pt" style:text-underline-style="none" fo:font-weight="normal" officeooo:rsid="01cd62fb" officeooo:paragraph-rsid="01cd62fb" style:font-size-asian="12pt" style:font-weight-asian="normal" style:font-size-complex="12pt" style:font-weight-complex="normal"/>
    </style:style>
    <style:style style:name="P251" style:family="paragraph" style:parent-style-name="Standard">
      <style:text-properties fo:font-size="12pt" style:text-underline-style="none" fo:font-weight="normal" officeooo:rsid="01cfc41b" officeooo:paragraph-rsid="01cfc41b" style:font-size-asian="12pt" style:font-weight-asian="normal" style:font-size-complex="12pt" style:font-weight-complex="normal"/>
    </style:style>
    <style:style style:name="P252" style:family="paragraph" style:parent-style-name="Standard">
      <style:text-properties fo:font-size="12pt" style:text-underline-style="none" fo:font-weight="normal" officeooo:rsid="01d1077c" officeooo:paragraph-rsid="01d1077c" style:font-size-asian="12pt" style:font-weight-asian="normal" style:font-size-complex="12pt" style:font-weight-complex="normal"/>
    </style:style>
    <style:style style:name="P253" style:family="paragraph" style:parent-style-name="Standard">
      <style:text-properties fo:font-size="12pt" style:text-underline-style="none" fo:font-weight="normal" officeooo:rsid="01d10f85" officeooo:paragraph-rsid="01d10f85" style:font-size-asian="12pt" style:font-weight-asian="normal" style:font-size-complex="12pt" style:font-weight-complex="normal"/>
    </style:style>
    <style:style style:name="P254"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55"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56"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57"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58"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59"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60"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61"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62"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63"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64"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65"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66"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67"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68"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69"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70"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71" style:family="paragraph" style:parent-style-name="Standard">
      <style:text-properties fo:font-size="12pt" style:text-underline-style="none" fo:font-weight="normal" officeooo:rsid="01bdaf23" officeooo:paragraph-rsid="01bdaf23" style:font-size-asian="10.5pt" style:font-weight-asian="normal" style:font-size-complex="12pt" style:font-weight-complex="normal"/>
    </style:style>
    <style:style style:name="P272"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73"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74"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75"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76"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77"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78"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79" style:family="paragraph" style:parent-style-name="Standard">
      <style:text-properties fo:font-size="12pt" style:text-underline-style="none" fo:font-weight="bold" officeooo:rsid="01c59c10" officeooo:paragraph-rsid="01c59c10" style:font-size-asian="12pt" style:font-weight-asian="bold" style:font-size-complex="12pt" style:font-weight-complex="bold"/>
    </style:style>
    <style:style style:name="P280" style:family="paragraph" style:parent-style-name="Standard">
      <style:text-properties fo:font-size="12pt" style:text-underline-style="none" fo:font-weight="bold" officeooo:rsid="01c8ebfa" officeooo:paragraph-rsid="01c8ebfa" style:font-size-asian="12pt" style:font-weight-asian="bold" style:font-size-complex="12pt" style:font-weight-complex="bold"/>
    </style:style>
    <style:style style:name="P281" style:family="paragraph" style:parent-style-name="Standard">
      <style:text-properties fo:font-size="12pt" style:text-underline-style="none" fo:font-weight="bold" officeooo:rsid="01ca7dbe" officeooo:paragraph-rsid="01ca7dbe" style:font-size-asian="12pt" style:font-weight-asian="bold" style:font-size-complex="12pt" style:font-weight-complex="bold"/>
    </style:style>
    <style:style style:name="P282" style:family="paragraph" style:parent-style-name="Standard">
      <style:text-properties fo:font-size="12pt" style:text-underline-style="none" fo:font-weight="bold" officeooo:rsid="01cad553" officeooo:paragraph-rsid="01cad553" style:font-size-asian="12pt" style:font-weight-asian="bold" style:font-size-complex="12pt" style:font-weight-complex="bold"/>
    </style:style>
    <style:style style:name="P283" style:family="paragraph" style:parent-style-name="Standard">
      <style:text-properties fo:font-size="12pt" style:text-underline-style="none" fo:font-weight="bold" officeooo:rsid="01cc58fa" officeooo:paragraph-rsid="01cc58fa" style:font-size-asian="12pt" style:font-weight-asian="bold" style:font-size-complex="12pt" style:font-weight-complex="bold"/>
    </style:style>
    <style:style style:name="P284" style:family="paragraph" style:parent-style-name="Standard">
      <style:text-properties fo:font-size="12pt" style:text-underline-style="none" fo:font-weight="bold" officeooo:rsid="01cfc41b" officeooo:paragraph-rsid="01cfc41b" style:font-size-asian="12pt" style:font-weight-asian="bold" style:font-size-complex="12pt" style:font-weight-complex="bold"/>
    </style:style>
    <style:style style:name="P285" style:family="paragraph" style:parent-style-name="Standard">
      <style:text-properties fo:font-size="12pt" style:text-underline-style="none" fo:font-weight="bold" officeooo:rsid="01d10f85" officeooo:paragraph-rsid="01d10f85" style:font-size-asian="12pt" style:font-weight-asian="bold" style:font-size-complex="12pt" style:font-weight-complex="bold"/>
    </style:style>
    <style:style style:name="P286" style:family="paragraph" style:parent-style-name="Standard">
      <style:text-properties fo:font-size="12pt" style:text-underline-style="none" fo:font-weight="bold" officeooo:rsid="01d173e0" officeooo:paragraph-rsid="01d173e0" style:font-size-asian="12pt" style:font-weight-asian="bold" style:font-size-complex="12pt" style:font-weight-complex="bold"/>
    </style:style>
    <style:style style:name="P287"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88"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89"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90"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91"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292"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293"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94"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95"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96"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97"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298"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299"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300"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P301"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b46bbd" officeooo:paragraph-rsid="01b68c2f"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c59c10" officeooo:paragraph-rsid="01c59c10"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cad553" officeooo:paragraph-rsid="01cad553" style:font-size-asian="10pt" style:font-weight-asian="normal" style:font-size-complex="10pt" style:font-weight-complex="normal"/>
    </style:style>
    <style:style style:name="P334"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35"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36"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37"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38"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39"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40"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41"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42"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43"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44"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45" style:family="paragraph" style:parent-style-name="Standard">
      <style:text-properties fo:font-size="10pt" style:text-underline-style="none" fo:font-weight="bold" officeooo:rsid="01b46bbd" officeooo:paragraph-rsid="01b46bbd" style:font-size-asian="10pt" style:font-weight-asian="bold" style:font-size-complex="10pt" style:font-weight-complex="bold"/>
    </style:style>
    <style:style style:name="P346" style:family="paragraph" style:parent-style-name="Standard">
      <style:text-properties fo:font-size="10pt" style:text-underline-style="none" fo:font-weight="bold" officeooo:rsid="01ba308d" officeooo:paragraph-rsid="01b68c2f" style:font-size-asian="10pt" style:font-weight-asian="bold" style:font-size-complex="10pt" style:font-weight-complex="bold"/>
    </style:style>
    <style:style style:name="P347" style:family="paragraph" style:parent-style-name="Standard">
      <style:text-properties style:use-window-font-color="true" style:font-name="Lucida Console" fo:font-size="9pt" fo:background-color="#ffffff" style:font-size-asian="9pt"/>
    </style:style>
    <style:style style:name="P348"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49"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50"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51"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52"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53"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54"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55" style:family="paragraph" style:parent-style-name="Standard">
      <style:text-properties officeooo:paragraph-rsid="0175387c"/>
    </style:style>
    <style:style style:name="P356" style:family="paragraph" style:parent-style-name="Standard">
      <style:text-properties fo:font-size="8pt" style:text-underline-style="none" fo:font-weight="normal" officeooo:rsid="01c260dc" officeooo:paragraph-rsid="01c3b053" style:font-size-asian="8pt" style:font-weight-asian="normal" style:font-size-complex="8pt" style:font-weight-complex="normal"/>
    </style:style>
    <style:style style:name="P357" style:family="paragraph" style:parent-style-name="Standard">
      <style:text-properties fo:font-size="8pt" style:text-underline-style="none" fo:font-weight="normal" officeooo:rsid="01c59c10" officeooo:paragraph-rsid="01c59c10" style:font-size-asian="8pt" style:font-weight-asian="normal" style:font-size-complex="8pt" style:font-weight-complex="normal"/>
    </style:style>
    <style:style style:name="P358" style:family="paragraph" style:parent-style-name="Preformatted_20_Text">
      <style:text-properties style:text-underline-style="none" officeooo:rsid="001fb49d" officeooo:paragraph-rsid="001fb49d"/>
    </style:style>
    <style:style style:name="P359" style:family="paragraph" style:parent-style-name="Preformatted_20_Text">
      <style:paragraph-properties fo:margin-top="0cm" fo:margin-bottom="0.499cm" loext:contextual-spacing="false"/>
    </style:style>
    <style:style style:name="P360"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61"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62" style:family="paragraph" style:parent-style-name="Horizontal_20_Line">
      <style:text-properties style:text-underline-style="none" fo:font-weight="normal" officeooo:rsid="004d839f" style:font-weight-asian="normal" style:font-weight-complex="normal"/>
    </style:style>
    <style:style style:name="P363" style:family="paragraph" style:parent-style-name="Text_20_body">
      <style:text-properties officeooo:rsid="00ee1ab9" officeooo:paragraph-rsid="00ee1ab9"/>
    </style:style>
    <style:style style:name="P364" style:family="paragraph" style:parent-style-name="Standard" style:list-style-name="L1">
      <style:text-properties officeooo:rsid="001c6c16" officeooo:paragraph-rsid="001c6c16"/>
    </style:style>
    <style:style style:name="P365" style:family="paragraph" style:parent-style-name="Standard" style:list-style-name="L2">
      <style:text-properties style:text-underline-style="none" officeooo:rsid="0031da69" officeooo:paragraph-rsid="0031da69"/>
    </style:style>
    <style:style style:name="P366"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67"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68"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69"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70"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71"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72"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73"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74"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75"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76"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77" style:family="paragraph" style:parent-style-name="Standard">
      <style:text-properties fo:font-size="12pt" style:text-underline-style="none" fo:font-weight="normal" officeooo:rsid="01c3b053" officeooo:paragraph-rsid="01c3b053" style:font-size-asian="12pt" style:font-weight-asian="normal" style:font-size-complex="12pt" style:font-weight-complex="normal"/>
    </style:style>
    <style:style style:name="P378" style:family="paragraph" style:parent-style-name="Standard">
      <style:text-properties fo:font-size="12pt" style:text-underline-style="none" fo:font-weight="normal" officeooo:rsid="01cfc41b" officeooo:paragraph-rsid="01cfc41b" style:font-size-asian="12pt" style:font-weight-asian="normal" style:font-size-complex="12pt" style:font-weight-complex="normal"/>
    </style:style>
    <style:style style:name="P379" style:family="paragraph" style:parent-style-name="Standard">
      <style:text-properties fo:font-size="12pt" style:text-underline-style="none" fo:font-weight="bold" officeooo:rsid="01d75a8e" officeooo:paragraph-rsid="01d75a8e" style:font-size-asian="12pt" style:font-weight-asian="bold" style:font-size-complex="12pt" style:font-weight-complex="bold"/>
    </style:style>
    <style:style style:name="P380"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1d75a8e" officeooo:paragraph-rsid="01d75a8e" style:font-size-asian="10pt" style:font-weight-asian="normal" style:font-size-complex="10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fo:font-weight="bold" officeooo:rsid="01b68c2f" style:font-weight-asian="bold" style:font-weight-complex="bold"/>
    </style:style>
    <style:style style:name="T24" style:family="text">
      <style:text-properties fo:font-weight="bold" officeooo:rsid="01b6ec05" style:font-weight-asian="bold" style:font-weight-complex="bold"/>
    </style:style>
    <style:style style:name="T25" style:family="text">
      <style:text-properties fo:font-weight="bold" officeooo:rsid="01ba308d" style:font-weight-asian="bold" style:font-weight-complex="bold"/>
    </style:style>
    <style:style style:name="T26" style:family="text">
      <style:text-properties officeooo:rsid="0027002f"/>
    </style:style>
    <style:style style:name="T27" style:family="text">
      <style:text-properties officeooo:rsid="002b8978"/>
    </style:style>
    <style:style style:name="T28" style:family="text">
      <style:text-properties officeooo:rsid="00303da3"/>
    </style:style>
    <style:style style:name="T29" style:family="text">
      <style:text-properties officeooo:rsid="00376c65"/>
    </style:style>
    <style:style style:name="T30" style:family="text">
      <style:text-properties officeooo:rsid="003bc879"/>
    </style:style>
    <style:style style:name="T31" style:family="text">
      <style:text-properties officeooo:rsid="003e6efd"/>
    </style:style>
    <style:style style:name="T32" style:family="text">
      <style:text-properties officeooo:rsid="00405c0e"/>
    </style:style>
    <style:style style:name="T33" style:family="text">
      <style:text-properties officeooo:rsid="004aad0e"/>
    </style:style>
    <style:style style:name="T34" style:family="text">
      <style:text-properties officeooo:rsid="004c87b1"/>
    </style:style>
    <style:style style:name="T35" style:family="text">
      <style:text-properties officeooo:rsid="0050cefe"/>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56845c" style:font-size-asian="16pt" style:font-weight-asian="bold" style:font-size-complex="16pt" style:font-weight-complex="bold"/>
    </style:style>
    <style:style style:name="T38" style:family="text">
      <style:text-properties fo:font-size="16pt" style:font-size-asian="16pt" style:font-size-complex="16pt"/>
    </style:style>
    <style:style style:name="T39" style:family="text">
      <style:text-properties fo:font-size="16pt" officeooo:rsid="009d1b28" style:font-size-asian="16pt" style:font-size-complex="16pt"/>
    </style:style>
    <style:style style:name="T40" style:family="text">
      <style:text-properties officeooo:rsid="0056845c"/>
    </style:style>
    <style:style style:name="T41" style:family="text">
      <style:text-properties fo:font-size="12pt" style:font-size-asian="12pt" style:font-size-complex="12pt"/>
    </style:style>
    <style:style style:name="T42" style:family="text">
      <style:text-properties fo:font-size="12pt" officeooo:rsid="0056845c" style:font-size-asian="12pt" style:font-size-complex="12pt"/>
    </style:style>
    <style:style style:name="T43" style:family="text">
      <style:text-properties fo:font-size="12pt" officeooo:rsid="0057224d" style:font-size-asian="12pt" style:font-size-complex="12pt"/>
    </style:style>
    <style:style style:name="T44" style:family="text">
      <style:text-properties fo:font-size="12pt" officeooo:rsid="013d342c" style:font-size-asian="12pt" style:font-size-complex="12pt"/>
    </style:style>
    <style:style style:name="T45" style:family="text">
      <style:text-properties fo:font-size="12pt" fo:font-weight="bold" officeooo:rsid="0057224d" style:font-size-asian="12pt" style:font-weight-asian="bold" style:font-size-complex="12pt" style:font-weight-complex="bold"/>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12d476b" style:font-size-asian="12pt" style:font-weight-asian="normal" style:font-size-complex="12pt" style:font-weight-complex="normal"/>
    </style:style>
    <style:style style:name="T48" style:family="text">
      <style:text-properties fo:font-size="12pt" fo:font-weight="normal" officeooo:rsid="013d342c" style:font-size-asian="12pt" style:font-weight-asian="normal" style:font-size-complex="12pt" style:font-weight-complex="normal"/>
    </style:style>
    <style:style style:name="T49" style:family="text">
      <style:text-properties fo:font-size="12pt" fo:font-weight="normal" officeooo:rsid="013db015" style:font-size-asian="12pt" style:font-weight-asian="normal" style:font-size-complex="12pt" style:font-weight-complex="normal"/>
    </style:style>
    <style:style style:name="T50" style:family="text">
      <style:text-properties officeooo:rsid="0057224d"/>
    </style:style>
    <style:style style:name="T51" style:family="text">
      <style:text-properties officeooo:rsid="005b91a6"/>
    </style:style>
    <style:style style:name="T52" style:family="text">
      <style:text-properties officeooo:rsid="0021afa2"/>
    </style:style>
    <style:style style:name="T53" style:family="text">
      <style:text-properties officeooo:rsid="005e52e2"/>
    </style:style>
    <style:style style:name="T54" style:family="text">
      <style:text-properties officeooo:rsid="00620aa2"/>
    </style:style>
    <style:style style:name="T55" style:family="text">
      <style:text-properties fo:font-style="normal" style:font-style-asian="normal" style:font-style-complex="normal"/>
    </style:style>
    <style:style style:name="T56" style:family="text">
      <style:text-properties fo:font-style="normal" officeooo:rsid="00620aa2" style:font-style-asian="normal" style:font-style-complex="normal"/>
    </style:style>
    <style:style style:name="T57" style:family="text">
      <style:text-properties fo:font-style="normal" fo:font-weight="bold" officeooo:rsid="00620aa2" style:font-style-asian="normal" style:font-weight-asian="bold" style:font-style-complex="normal" style:font-weight-complex="bold"/>
    </style:style>
    <style:style style:name="T58" style:family="text">
      <style:text-properties officeooo:rsid="006d69aa"/>
    </style:style>
    <style:style style:name="T59" style:family="text">
      <style:text-properties officeooo:rsid="0071b369"/>
    </style:style>
    <style:style style:name="T60" style:family="text">
      <style:text-properties officeooo:rsid="007741fd"/>
    </style:style>
    <style:style style:name="T61" style:family="text">
      <style:text-properties officeooo:rsid="0079e61f"/>
    </style:style>
    <style:style style:name="T62" style:family="text">
      <style:text-properties officeooo:rsid="0079ff8b"/>
    </style:style>
    <style:style style:name="T63" style:family="text">
      <style:text-properties officeooo:rsid="007c9f7c"/>
    </style:style>
    <style:style style:name="T64" style:family="text">
      <style:text-properties fo:font-size="10pt" style:font-size-asian="10pt" style:font-size-complex="10pt"/>
    </style:style>
    <style:style style:name="T65" style:family="text">
      <style:text-properties fo:font-size="10pt" officeooo:rsid="0122dea2" style:font-size-asian="10pt" style:font-size-complex="10pt"/>
    </style:style>
    <style:style style:name="T66" style:family="text">
      <style:text-properties officeooo:rsid="008133a0"/>
    </style:style>
    <style:style style:name="T67" style:family="text">
      <style:text-properties officeooo:rsid="0081ebdd"/>
    </style:style>
    <style:style style:name="T68" style:family="text">
      <style:text-properties officeooo:rsid="00839683"/>
    </style:style>
    <style:style style:name="T69" style:family="text">
      <style:text-properties officeooo:rsid="008a8fb9"/>
    </style:style>
    <style:style style:name="T70" style:family="text">
      <style:text-properties officeooo:rsid="008f6190"/>
    </style:style>
    <style:style style:name="T71" style:family="text">
      <style:text-properties officeooo:rsid="00917f3e"/>
    </style:style>
    <style:style style:name="T72" style:family="text">
      <style:text-properties officeooo:rsid="0093fd6b"/>
    </style:style>
    <style:style style:name="T73" style:family="text">
      <style:text-properties officeooo:rsid="0097de38"/>
    </style:style>
    <style:style style:name="T74" style:family="text">
      <style:text-properties officeooo:rsid="00995326"/>
    </style:style>
    <style:style style:name="T75" style:family="text">
      <style:text-properties officeooo:rsid="009a4904"/>
    </style:style>
    <style:style style:name="T76" style:family="text">
      <style:text-properties officeooo:rsid="009b7840"/>
    </style:style>
    <style:style style:name="T77" style:family="text">
      <style:text-properties officeooo:rsid="00a09e05"/>
    </style:style>
    <style:style style:name="T78" style:family="text">
      <style:text-properties officeooo:rsid="00a27487"/>
    </style:style>
    <style:style style:name="T79" style:family="text">
      <style:text-properties fo:font-weight="normal" style:font-weight-asian="normal" style:font-weight-complex="normal"/>
    </style:style>
    <style:style style:name="T80" style:family="text">
      <style:text-properties fo:font-weight="normal" officeooo:rsid="00b200c8" style:font-weight-asian="normal" style:font-weight-complex="normal"/>
    </style:style>
    <style:style style:name="T81" style:family="text">
      <style:text-properties fo:font-weight="normal" officeooo:rsid="00f5fc91" style:font-weight-asian="normal" style:font-weight-complex="normal"/>
    </style:style>
    <style:style style:name="T82" style:family="text">
      <style:text-properties fo:font-weight="normal" officeooo:rsid="01378ee1" style:font-weight-asian="normal" style:font-weight-complex="normal"/>
    </style:style>
    <style:style style:name="T83" style:family="text">
      <style:text-properties fo:font-weight="normal" officeooo:rsid="017d887c" style:font-weight-asian="normal" style:font-weight-complex="normal"/>
    </style:style>
    <style:style style:name="T84" style:family="text">
      <style:text-properties fo:font-weight="normal" officeooo:rsid="0181b54a" style:font-weight-asian="normal" style:font-weight-complex="normal"/>
    </style:style>
    <style:style style:name="T85" style:family="text">
      <style:text-properties fo:font-weight="normal" officeooo:rsid="01854fe0" style:font-weight-asian="normal" style:font-weight-complex="normal"/>
    </style:style>
    <style:style style:name="T86" style:family="text">
      <style:text-properties fo:font-weight="normal" officeooo:rsid="01869404" style:font-weight-asian="normal" style:font-weight-complex="normal"/>
    </style:style>
    <style:style style:name="T87" style:family="text">
      <style:text-properties fo:font-weight="normal" officeooo:rsid="01934378" style:font-weight-asian="normal" style:font-weight-complex="normal"/>
    </style:style>
    <style:style style:name="T88" style:family="text">
      <style:text-properties fo:font-weight="normal" officeooo:rsid="01958a6d" style:font-weight-asian="normal" style:font-weight-complex="normal"/>
    </style:style>
    <style:style style:name="T89" style:family="text">
      <style:text-properties fo:font-weight="normal" officeooo:rsid="01ce8036" style:font-weight-asian="normal" style:font-weight-complex="normal"/>
    </style:style>
    <style:style style:name="T90" style:family="text">
      <style:text-properties fo:font-size="14pt" style:font-size-asian="14pt" style:font-size-complex="14pt"/>
    </style:style>
    <style:style style:name="T91" style:family="text">
      <style:text-properties fo:font-size="14pt" officeooo:rsid="00b0a7b2" style:font-size-asian="14pt" style:font-size-complex="14pt"/>
    </style:style>
    <style:style style:name="T92" style:family="text">
      <style:text-properties fo:font-size="14pt" fo:font-weight="bold" style:font-size-asian="14pt" style:font-weight-asian="bold" style:font-size-complex="14pt" style:font-weight-complex="bold"/>
    </style:style>
    <style:style style:name="T93" style:family="text">
      <style:text-properties fo:font-size="14pt" fo:font-weight="bold" officeooo:rsid="00a71dd9" style:font-size-asian="14pt" style:font-weight-asian="bold" style:font-size-complex="14pt" style:font-weight-complex="bold"/>
    </style:style>
    <style:style style:name="T94" style:family="text">
      <style:text-properties officeooo:rsid="00b253e9"/>
    </style:style>
    <style:style style:name="T95" style:family="text">
      <style:text-properties officeooo:rsid="00b5d9ac"/>
    </style:style>
    <style:style style:name="T96" style:family="text">
      <style:text-properties officeooo:rsid="00c29e06"/>
    </style:style>
    <style:style style:name="T97" style:family="text">
      <style:text-properties officeooo:rsid="00cd92f2"/>
    </style:style>
    <style:style style:name="T98" style:family="text">
      <style:text-properties officeooo:rsid="00d1f95c"/>
    </style:style>
    <style:style style:name="T99" style:family="text">
      <style:text-properties officeooo:rsid="00d4a47a"/>
    </style:style>
    <style:style style:name="T100" style:family="text">
      <style:text-properties officeooo:rsid="00dcafa3"/>
    </style:style>
    <style:style style:name="T101" style:family="text">
      <style:text-properties officeooo:rsid="00dd43ea"/>
    </style:style>
    <style:style style:name="T102" style:family="text">
      <style:text-properties officeooo:rsid="00de7437"/>
    </style:style>
    <style:style style:name="T103" style:family="text">
      <style:text-properties officeooo:rsid="00df2ee3"/>
    </style:style>
    <style:style style:name="T104" style:family="text">
      <style:text-properties officeooo:rsid="00e06bfc"/>
    </style:style>
    <style:style style:name="T105" style:family="text">
      <style:text-properties officeooo:rsid="00e0f927"/>
    </style:style>
    <style:style style:name="T106" style:family="text">
      <style:text-properties officeooo:rsid="00e8e110"/>
    </style:style>
    <style:style style:name="T107" style:family="text">
      <style:text-properties officeooo:rsid="00ea1f6e"/>
    </style:style>
    <style:style style:name="T108" style:family="text">
      <style:text-properties officeooo:rsid="00ee1ab9"/>
    </style:style>
    <style:style style:name="T109" style:family="text">
      <style:text-properties officeooo:rsid="00ee753f"/>
    </style:style>
    <style:style style:name="T110" style:family="text">
      <style:text-properties officeooo:rsid="00f121a1"/>
    </style:style>
    <style:style style:name="T111" style:family="text">
      <style:text-properties officeooo:rsid="00f5fc91"/>
    </style:style>
    <style:style style:name="T112" style:family="text">
      <style:text-properties officeooo:rsid="010016cb"/>
    </style:style>
    <style:style style:name="T113" style:family="text">
      <style:text-properties officeooo:rsid="010546d9"/>
    </style:style>
    <style:style style:name="T114" style:family="text">
      <style:text-properties officeooo:rsid="0109a6aa"/>
    </style:style>
    <style:style style:name="T115" style:family="text">
      <style:text-properties officeooo:rsid="010f4711"/>
    </style:style>
    <style:style style:name="T116" style:family="text">
      <style:text-properties officeooo:rsid="010f6e5a"/>
    </style:style>
    <style:style style:name="T117" style:family="text">
      <style:text-properties officeooo:rsid="01103101"/>
    </style:style>
    <style:style style:name="T118" style:family="text">
      <style:text-properties officeooo:rsid="011f25b8"/>
    </style:style>
    <style:style style:name="T119" style:family="text">
      <style:text-properties officeooo:rsid="01218ba4"/>
    </style:style>
    <style:style style:name="T120" style:family="text">
      <style:text-properties officeooo:rsid="01227c38"/>
    </style:style>
    <style:style style:name="T121" style:family="text">
      <style:text-properties fo:color="#000000"/>
    </style:style>
    <style:style style:name="T122" style:family="text">
      <style:text-properties officeooo:rsid="012cb024"/>
    </style:style>
    <style:style style:name="T123" style:family="text">
      <style:text-properties officeooo:rsid="01357593"/>
    </style:style>
    <style:style style:name="T124" style:family="text">
      <style:text-properties officeooo:rsid="01378ee1"/>
    </style:style>
    <style:style style:name="T125" style:family="text">
      <style:text-properties officeooo:rsid="0138dfcb"/>
    </style:style>
    <style:style style:name="T126" style:family="text">
      <style:text-properties officeooo:rsid="01413151"/>
    </style:style>
    <style:style style:name="T127" style:family="text">
      <style:text-properties officeooo:rsid="01419cae"/>
    </style:style>
    <style:style style:name="T128" style:family="text">
      <style:text-properties officeooo:rsid="0143c6cb"/>
    </style:style>
    <style:style style:name="T129" style:family="text">
      <style:text-properties officeooo:rsid="014af12a"/>
    </style:style>
    <style:style style:name="T130" style:family="text">
      <style:text-properties officeooo:rsid="014c5bfd"/>
    </style:style>
    <style:style style:name="T131" style:family="text">
      <style:text-properties officeooo:rsid="0154adea"/>
    </style:style>
    <style:style style:name="T132" style:family="text">
      <style:text-properties officeooo:rsid="01562064"/>
    </style:style>
    <style:style style:name="T133" style:family="text">
      <style:text-properties officeooo:rsid="01627bd4"/>
    </style:style>
    <style:style style:name="T134" style:family="text">
      <style:text-properties officeooo:rsid="0163b5c3"/>
    </style:style>
    <style:style style:name="T135" style:family="text">
      <style:text-properties officeooo:rsid="0167bec6"/>
    </style:style>
    <style:style style:name="T136" style:family="text">
      <style:text-properties officeooo:rsid="016b6bd0"/>
    </style:style>
    <style:style style:name="T137" style:family="text">
      <style:text-properties style:use-window-font-color="true" style:font-name="Lucida Console" fo:font-size="9pt" fo:background-color="#ffffff" loext:char-shading-value="0" style:font-size-asian="9pt"/>
    </style:style>
    <style:style style:name="T138" style:family="text">
      <style:text-properties style:use-window-font-color="true" style:font-name="Lucida Console" fo:font-size="9pt" officeooo:rsid="0175387c" fo:background-color="#ffffff" loext:char-shading-value="0" style:font-size-asian="9pt"/>
    </style:style>
    <style:style style:name="T139" style:family="text">
      <style:text-properties style:use-window-font-color="true" style:font-name="Lucida Console" fo:font-size="9pt" fo:font-weight="bold" fo:background-color="#ffffff" loext:char-shading-value="0" style:font-size-asian="9pt" style:font-weight-asian="bold" style:font-weight-complex="bold"/>
    </style:style>
    <style:style style:name="T140"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41"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42" style:family="text">
      <style:text-properties officeooo:rsid="016c201c"/>
    </style:style>
    <style:style style:name="T143" style:family="text">
      <style:text-properties officeooo:rsid="016c4514"/>
    </style:style>
    <style:style style:name="T144" style:family="text">
      <style:text-properties officeooo:rsid="01718346"/>
    </style:style>
    <style:style style:name="T145" style:family="text">
      <style:text-properties officeooo:rsid="01739aa4"/>
    </style:style>
    <style:style style:name="T146" style:family="text">
      <style:text-properties officeooo:rsid="017d887c"/>
    </style:style>
    <style:style style:name="T147" style:family="text">
      <style:text-properties officeooo:rsid="0180789e"/>
    </style:style>
    <style:style style:name="T148" style:family="text">
      <style:text-properties officeooo:rsid="0180d7f1"/>
    </style:style>
    <style:style style:name="T149" style:family="text">
      <style:text-properties officeooo:rsid="0181b54a"/>
    </style:style>
    <style:style style:name="T150" style:family="text">
      <style:text-properties officeooo:rsid="0181ea8b"/>
    </style:style>
    <style:style style:name="T151" style:family="text">
      <style:text-properties officeooo:rsid="01822daa"/>
    </style:style>
    <style:style style:name="T152" style:family="text">
      <style:text-properties officeooo:rsid="01897f2e"/>
    </style:style>
    <style:style style:name="T153" style:family="text">
      <style:text-properties officeooo:rsid="018abe11"/>
    </style:style>
    <style:style style:name="T154" style:family="text">
      <style:text-properties officeooo:rsid="01934378"/>
    </style:style>
    <style:style style:name="T155" style:family="text">
      <style:text-properties officeooo:rsid="019462a9"/>
    </style:style>
    <style:style style:name="T156" style:family="text">
      <style:text-properties officeooo:rsid="01958a6d"/>
    </style:style>
    <style:style style:name="T157" style:family="text">
      <style:text-properties officeooo:rsid="019c43a2"/>
    </style:style>
    <style:style style:name="T158" style:family="text">
      <style:text-properties officeooo:rsid="01aa121f"/>
    </style:style>
    <style:style style:name="T159" style:family="text">
      <style:text-properties officeooo:rsid="01aca791"/>
    </style:style>
    <style:style style:name="T160" style:family="text">
      <style:text-properties officeooo:rsid="01b0335f"/>
    </style:style>
    <style:style style:name="T161" style:family="text">
      <style:text-properties officeooo:rsid="01b33848"/>
    </style:style>
    <style:style style:name="T162" style:family="text">
      <style:text-properties officeooo:rsid="01b3ec84"/>
    </style:style>
    <style:style style:name="T163" style:family="text">
      <style:text-properties officeooo:rsid="01b5f660"/>
    </style:style>
    <style:style style:name="T164" style:family="text">
      <style:text-properties officeooo:rsid="01b68c2f"/>
    </style:style>
    <style:style style:name="T165" style:family="text">
      <style:text-properties officeooo:rsid="01b6ec05"/>
    </style:style>
    <style:style style:name="T166" style:family="text">
      <style:text-properties officeooo:rsid="01ba308d"/>
    </style:style>
    <style:style style:name="T167" style:family="text">
      <style:text-properties officeooo:rsid="01bc4469"/>
    </style:style>
    <style:style style:name="T168" style:family="text">
      <style:text-properties officeooo:rsid="01c3b053"/>
    </style:style>
    <style:style style:name="T169" style:family="text">
      <style:text-properties officeooo:rsid="01ca7dbe"/>
    </style:style>
    <style:style style:name="T170" style:family="text">
      <style:text-properties style:text-position="super 58%"/>
    </style:style>
    <style:style style:name="T171" style:family="text">
      <style:text-properties style:text-position="super 58%"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61" text:outline-level="2"><text:span text:style-name="T63">Linux Academy: <text:s/></text:span>The System Administrator's Guide to Bash Scripting <text:a xlink:type="simple" xlink:href="https://linuxacademy.com/cp/modules/view/id/72" text:style-name="Internet_20_link" text:visited-style-name="Visited_20_Internet_20_Link"><text:span text:style-name="T64">https://linuxacademy.com/cp/modules/view/id/72</text:span></text:a></text:h>
      <text:p text:style-name="P6"/>
      <text:p text:style-name="P6">* <text:span text:style-name="T1">Kernel main functions:</text:span></text:p>
      <text:list xml:id="list2529722598" text:style-name="L1">
        <text:list-item>
          <text:p text:style-name="P364">System memory management</text:p>
        </text:list-item>
        <text:list-item>
          <text:p text:style-name="P364">Software program management</text:p>
        </text:list-item>
        <text:list-item>
          <text:p text:style-name="P364">Hardware management</text:p>
        </text:list-item>
        <text:list-item>
          <text:p text:style-name="P364">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52"> (even if there is ram available)</text:span></text:p>
      <text:p text:style-name="P179"/>
      <text:p text:style-name="P13"><text:span text:style-name="T3">Swapping on</text:span>, <text:span text:style-name="T26">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7">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8">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2641788451" text:style-name="L2">
        <text:list-item>
          <text:p text:style-name="P365">Level 1: <text:span text:style-name="T3">Single user mode</text:span>. Only basic system processes are started with only one console terminal. For emergencies when all is broken.</text:p>
        </text:list-item>
        <text:list-item>
          <text:p text:style-name="P365">Level 3: the standard init run level. Most of the application software is started.</text:p>
        </text:list-item>
        <text:list-item text:start-value="1">
          <text:p text:style-name="P365">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58"><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59"><text:s text:c="3"/>└─────────┴───────────────────┘</text:p>
      <text:p text:style-name="P20"/>
      <text:p text:style-name="P3">Shell scripts: page 269</text:p>
      <text:p text:style-name="P181"><text:soft-page-break/></text:p>
      <text:p text:style-name="P61"><text:span text:style-name="T9">* </text:span><text:span text:style-name="T29">Add </text:span><text:span text:style-name="T10"><text:s/>#!/bin/bash</text:span><text:span text:style-name="T29"> <text:s/>at the beginning of the script always (or the shell that you want to use, sh,csh, etc). </text:span></text:p>
      <text:p text:style-name="P61"/>
      <text:p text:style-name="P62">This tells the shell <text:span text:style-name="T30">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3242066832" text:style-name="L3">
        <text:list-item>
          <text:p text:style-name="P366"><text:span text:style-name="T53">Can be any text string u</text:span>p to 20 <text:span text:style-name="T53">letters, digits or an underscore character.</text:span></text:p>
        </text:list-item>
        <text:list-item>
          <text:p text:style-name="P367">Variables are <text:span text:style-name="T3">case sensitive</text:span><text:span text:style-name="T55"> <text:s text:c="4"/></text:span><text:span text:style-name="T56">var1 </text:span><text:span text:style-name="T57">≠ </text:span><text:span text:style-name="T56">Var1</text:span></text:p>
        </text:list-item>
        <text:list-item>
          <text:p text:style-name="P367">Values are assigned using an equal sign, <text:span text:style-name="T3">with no spaces</text:span> <text:s text:c="4"/><text:span text:style-name="T54">var1=10</text:span></text:p>
        </text:list-item>
        <text:list-item>
          <text:p text:style-name="P368">The shell script automatically determines the data type</text:p>
        </text:list-item>
        <text:list-item>
          <text:p text:style-name="P368">Variables defined withing the shell script maintain their values until the script is completed.</text:p>
        </text:list-item>
        <text:list-item>
          <text:p text:style-name="P369">Variables can be referenced using the dollar sign: <text:span text:style-name="T9"><text:s/>$</text:span></text:p>
        </text:list-item>
      </text:list>
      <text:p text:style-name="P22"/>
      <text:p text:style-name="P64"/>
      <text:p text:style-name="P183">* <text:span text:style-name="T31">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32">date +’%d/%m/%y’ </text:span>)</text:p>
      <text:p text:style-name="P66"/>
      <text:p text:style-name="P19">– <text:span text:style-name="T33">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4">6</text:span></text:p>
      <text:p text:style-name="P70"/>
      <text:p text:style-name="P70"/>
      <text:p text:style-name="P70"/>
      <text:p text:style-name="P70"/>
      <text:p text:style-name="P86"/>
      <text:p text:style-name="P70"><text:soft-page-break/></text:p>
      <text:p text:style-name="P184">* Command Substitution:</text:p>
      <text:p text:style-name="P362"/>
      <text:p text:style-name="P71">Extract information from the output of a command and as<text:span text:style-name="T35">s</text:span>ig<text:span text:style-name="T35">n</text:span> it to a variable.</text:p>
      <text:p text:style-name="P72">After that you can use the variable like <text:span text:style-name="T51">if </text:span>it was the command it self.</text:p>
      <text:p text:style-name="P72"/>
      <text:p text:style-name="P73">There are to ways to assign the output of a command to a variable:</text:p>
      <text:list xml:id="list1282853818" text:style-name="L4">
        <text:list-header>
          <text:p text:style-name="P370"/>
        </text:list-header>
        <text:list-item>
          <text:p text:style-name="P370">The <text:span text:style-name="T9">backtick</text:span> character <text:span text:style-name="T40">(accent obert)</text:span>: <text:s text:c="2"/><text:span text:style-name="T36"><text:s text:c="2"/>` <text:s text:c="5"/></text:span><text:span text:style-name="T45">example</text:span><text:span text:style-name="T43">:</text:span><text:span text:style-name="T41"> <text:s/></text:span><text:span text:style-name="T37"><text:s/></text:span><text:span text:style-name="T42">my_variable=`date`</text:span></text:p>
        </text:list-item>
      </text:list>
      <text:p text:style-name="P87"><text:span text:style-name="T42"><text:tab/></text:span><text:span text:style-name="T41">Example: <text:s/>echo “Show me today’s date and time: `my_variable`”</text:span></text:p>
      <text:p text:style-name="P209"><text:tab/></text:p>
      <text:list xml:id="list144028953167477" text:continue-numbering="true" text:style-name="L4">
        <text:list-item>
          <text:p text:style-name="P370">The <text:span text:style-name="T9">$()</text:span> format <text:s text:c="53"/><text:span text:style-name="T12">exampe</text:span><text:span text:style-name="T50">: <text:s/>my_variable=$(date)</text:span></text:p>
        </text:list-item>
      </text:list>
      <text:p text:style-name="P73"><text:tab/><text:span text:style-name="T66">Example: <text:s/>echo “Show me today’s date and time: $(my_variable)”</text:span></text:p>
      <text:p text:style-name="P73"/>
      <text:p text:style-name="P31">Example:</text:p>
      <text:p text:style-name="P31"/>
      <text:p text:style-name="P120"><text:span text:style-name="T9">bigdump</text:span>=<text:span text:style-name="T103">$</text:span>(/bin/find /tmp/bigdump-* -mtime +30)</text:p>
      <text:p text:style-name="P120"/>
      <text:p text:style-name="P120">/bin/mv <text:span text:style-name="T9">$bigdump</text:span> /var/log/bigdump/</text:p>
      <text:p text:style-name="P73"/>
      <text:p text:style-name="P73"/>
      <text:p text:style-name="P21">* <text:span text:style-name="T67">For LOGS: <text:s/>IMPORTANT</text:span></text:p>
      <text:p text:style-name="P73"/>
      <text:p text:style-name="P88">Pick the content of <text:span text:style-name="T68">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9">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72">* <text:span text:style-name="T70">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71">Append: <text:s/>&gt;&gt;</text:span></text:p>
      <text:p text:style-name="P97">Add the <text:s/>output of a command to the end of an existing file.</text:p>
      <text:p text:style-name="P98">Command &gt;&gt; my_file</text:p>
      <text:p text:style-name="P102"/>
      <text:p text:style-name="P98"/>
      <text:p text:style-name="P24">* <text:span text:style-name="T72">Input Redirection: &lt;</text:span></text:p>
      <text:p text:style-name="P100">Takes the content of a file and redirects it to a command.</text:p>
      <text:p text:style-name="P99"/>
      <text:p text:style-name="P101"><text:span text:style-name="T73">command</text:span> &lt; my_file</text:p>
      <text:p text:style-name="P101"/>
      <text:p text:style-name="P102"><text:span text:style-name="T9">Example</text:span>:</text:p>
      <text:p text:style-name="P102">who &gt; test_redirection</text:p>
      <text:p text:style-name="P103">wc &lt; test_redirection --<text:span text:style-name="T74">&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5">You have to add a text marker at the <text:tab/>beginning and the end of the data you want to use.</text:span></text:p>
      <text:p text:style-name="P104"/>
      <text:p text:style-name="P105"><text:tab/>command <text:s/>&lt;&lt; <text:s/>marker</text:p>
      <text:p text:style-name="P104"><text:s/><text:tab/><text:span text:style-name="T75">data</text:span></text:p>
      <text:p text:style-name="P104"><text:tab/><text:span text:style-name="T75">marker</text:span></text:p>
      <text:p text:style-name="P104"/>
      <text:p text:style-name="P104"><text:tab/><text:span text:style-name="T75">wc &lt;&lt; puta</text:span></text:p>
      <text:p text:style-name="P104"><text:tab/><text:span text:style-name="T75">test string 1</text:span></text:p>
      <text:p text:style-name="P104"><text:s/><text:tab/><text:span text:style-name="T75">test string 2</text:span></text:p>
      <text:p text:style-name="P104"><text:tab/><text:span text:style-name="T75">test string 3</text:span></text:p>
      <text:p text:style-name="P104"><text:tab/><text:span text:style-name="T75">puta</text:span></text:p>
      <text:p text:style-name="P104"><text:tab/><text:tab/><text:span text:style-name="T75">3 <text:s text:c="3"/>9 <text:s text:c="2"/>42</text:span></text:p>
      <text:p text:style-name="P104"/>
      <text:p text:style-name="P104"><text:tab/><text:span text:style-name="T75">Wc is saying: <text:s/>3 lines, 9 words and 42 bytes used between puta and puta</text:span></text:p>
      <text:p text:style-name="P104"/>
      <text:p text:style-name="P104"/>
      <text:p text:style-name="P104"/>
      <text:p text:style-name="P71"><text:span text:style-name="T76">pag 284</text:span><text:tab/></text:p>
      <text:p text:style-name="P26"><text:span text:style-name="T38">* </text:span><text:span text:style-name="T39">Math</text:span></text:p>
      <text:p text:style-name="Horizontal_20_Line"/>
      <text:p text:style-name="P27"><text:span text:style-name="T90">Expr command:</text:span> <text:s text:c="3"/><text:span text:style-name="T77">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92">Using </text:span><text:span text:style-name="T93">square </text:span><text:span text:style-name="T92">brackets:</text:span><text:span text:style-name="T9"> </text:span><text:span text:style-name="T78">$[ operation ] </text:span></text:p>
      <text:p text:style-name="P180"/>
      <text:p text:style-name="P110"><text:span text:style-name="T6">ONLY integers</text:span><text:span text:style-name="T78">,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90">Bash Cal</text:span><text:span text:style-name="T91">c</text:span><text:span text:style-name="T90">ulator / BC:</text:span> <text:span text:style-name="T80">pag 288</text:span></text:p>
      <text:p text:style-name="P115"/>
      <text:p text:style-name="P115">Program that allow a shell script to run floating point operations <text:span text:style-name="T94">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95">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92">Exit script <text:s/></text:span><text:span text:style-name="T106">page</text:span> 292</text:p>
      <text:p text:style-name="P71"/>
      <text:p text:style-name="P142">echo <text:span text:style-name="T9">$? <text:s/></text:span><text:s/>→ display the last <text:span text:style-name="T107">exit</text:span> status, 0 is ok. <text:span text:style-name="T107">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6">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6">Using Structured Commands </text:span>page 297</text:p>
      <text:p text:style-name="Horizontal_20_Line"/>
      <text:p text:style-name="P295">IF-THEN Statement:</text:p>
      <text:p text:style-name="P145"/>
      <text:p text:style-name="Text_20_body">If the IF exits with success <text:span text:style-name="T108">(</text:span>0<text:span text:style-name="T108">) then the THEN is executed as well, will execute all the THEN if there are more than one.</text:span></text:p>
      <text:p text:style-name="P363">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9"> the output of pwd command</text:span></text:p>
      <text:p text:style-name="P71">It worked <text:s text:c="5"/>------------→<text:span text:style-name="T109"> the echo</text:span></text:p>
      <text:p text:style-name="P71"/>
      <text:p text:style-name="P71"/>
      <text:p text:style-name="P51">IF-THEN-ELSE Statement:</text:p>
      <text:p text:style-name="P177"/>
      <text:p text:style-name="P71"><text:span text:style-name="T9">if</text:span> command <text:s/>→<text:span text:style-name="T123"> if the exit status code is not zero won’t execute then, will run the else commands.</text:span></text:p>
      <text:p text:style-name="P26">then</text:p>
      <text:p text:style-name="P71">commands</text:p>
      <text:p text:style-name="P26">else <text:s/><text:span text:style-name="T79">→</text:span><text:span text:style-name="T82">Will be executed if the IF command returns</text:span><text:span text:style-name="T124"> non-zero exit status code</text:span></text:p>
      <text:p text:style-name="P71">commands</text:p>
      <text:p text:style-name="P26">fi</text:p>
      <text:p text:style-name="P71"/>
      <text:p text:style-name="P309">testuser=NoSuchUser</text:p>
      <text:p text:style-name="P309">#</text:p>
      <text:p text:style-name="P309"><text:span text:style-name="T9">if </text:span>grep $testuser /etc/passwd <text:s/>→<text:span text:style-name="T125"> will return non-zero exit status code</text:span></text:p>
      <text:p text:style-name="P337">then <text:s/>→<text:span text:style-name="T125"> <text:s text:c="10"/>won’t run the THEN commands and will go to ELSE</text:span></text:p>
      <text:p text:style-name="P309">echo "The bash files for user $testuser are:"</text:p>
      <text:p text:style-name="P309">ls -a /home/$testuser/.b*</text:p>
      <text:p text:style-name="P309">echo</text:p>
      <text:p text:style-name="P337">else <text:s/>→<text:span text:style-name="T125"> will execute the commands in else.</text:span></text:p>
      <text:p text:style-name="P309">echo "The user $testuser does not exist on this system."</text:p>
      <text:p text:style-name="P309">echo</text:p>
      <text:p text:style-name="P309">fi</text:p>
      <text:p text:style-name="P71"/>
      <text:p text:style-name="P71"/>
      <text:p text:style-name="P71"/>
      <text:p text:style-name="P71"/>
      <text:p text:style-name="P71"/>
      <text:p text:style-name="P200">IF-ELIF-THEN <text:s/><text:span text:style-name="T44">Nesting Ifs </text:span><text:span text:style-name="T48"><text:s/></text:span><text:span text:style-name="T49">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309">testuser=NoSuchUser</text:p>
      <text:p text:style-name="P309">#</text:p>
      <text:p text:style-name="P309"><text:span text:style-name="T9">if </text:span>grep $testuser /etc/passwd</text:p>
      <text:p text:style-name="P337">then</text:p>
      <text:p text:style-name="P309">echo "The user $testuser exists on this system."</text:p>
      <text:p text:style-name="P309">#</text:p>
      <text:p text:style-name="P309"><text:span text:style-name="T9">elif </text:span>ls -d /home/$testuser</text:p>
      <text:p text:style-name="P309">then</text:p>
      <text:p text:style-name="P309">echo "The user $testuser does not exist on this system."</text:p>
      <text:p text:style-name="P309">echo "However, $testuser has a directory."</text:p>
      <text:p text:style-name="P309">#</text:p>
      <text:p text:style-name="P337">fi</text:p>
      <text:p text:style-name="P71"/>
      <text:p text:style-name="P71"/>
      <text:p text:style-name="P71"/>
      <text:p text:style-name="Horizontal_20_Line"/>
      <text:p text:style-name="Horizontal_20_Line"/>
      <text:p text:style-name="P185">* Linux Academy </text:p>
      <text:h text:style-name="P360"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9">When you type in an username and password.</text:span> <text:span text:style-name="T58">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9">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60">What are you typing is being registered in this file.</text:span></text:p>
      <text:p text:style-name="P82"/>
      <text:p text:style-name="P83">– <text:span text:style-name="T61">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62">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6">Shebang </text:span>→<text:span text:style-name="T96">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93">* See the directories on my path:</text:p>
      <text:p text:style-name="P127">env |grep $PATH</text:p>
      <text:p text:style-name="P75"/>
      <text:p text:style-name="P75"/>
      <text:p text:style-name="P294">* <text:span text:style-name="T97">Command substitution:</text:span></text:p>
      <text:p text:style-name="P75"/>
      <text:list xml:id="list3999984318" text:style-name="L5">
        <text:list-item>
          <text:p text:style-name="P371">Use back `comand` <text:s/>,like: TODAYSDATE=`date`</text:p>
        </text:list-item>
        <text:list-item>
          <text:p text:style-name="P371">Use alias, like below. You will need to use shopt to expand the aliases in the subshell.</text:p>
        </text:list-item>
      </text:list>
      <text:p text:style-name="P75"/>
      <text:p text:style-name="P75"/>
      <text:p text:style-name="P130"><text:span text:style-name="T9">shopt</text:span> → <text:span text:style-name="T98">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9">see script below:</text:span></text:p>
      <text:p text:style-name="P129"/>
      <text:p text:style-name="P128"/>
      <text:p text:style-name="P75"><text:span text:style-name="T9">shopt</text:span> -s expand_aliases # Shopt turns on aliases to be run by subshell</text:p>
      <text:p text:style-name="P75"/>
      <text:p text:style-name="P301">alias TODAY="date"</text:p>
      <text:p text:style-name="P301">alias UFILES="find /home/joaquim/Documents/ -user joaquim"</text:p>
      <text:p text:style-name="P301"/>
      <text:p text:style-name="P301">TODAYSDATE=`date`</text:p>
      <text:p text:style-name="P301">USERFILES=`find /home/joaquim/Documents/ -user joaquim`</text:p>
      <text:p text:style-name="P301"/>
      <text:p text:style-name="P301">echo "Today's D<text:span text:style-name="T112">a</text:span>te: $TODAYSDATE"</text:p>
      <text:p text:style-name="P301">echo "All files Owned by User: $USERFILES"</text:p>
      <text:p text:style-name="P301"/>
      <text:p text:style-name="P301">A=`TODAY`</text:p>
      <text:p text:style-name="P301">B=`UFILES``</text:p>
      <text:p text:style-name="P301">echo "With Alias, TODAY is: $A</text:p>
      <text:p text:style-name="P301">echo "With Alias, UFILES is: $B</text:p>
      <text:p text:style-name="P301"/>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102">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101">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100">With command substitution:</text:span></text:p>
      <text:p text:style-name="P75">echo `expr 5 - 2`</text:p>
      <text:p text:style-name="P75">3</text:p>
      <text:p text:style-name="P75"/>
      <text:p text:style-name="P75"/>
      <text:p text:style-name="P189">Variables, local and system</text:p>
      <text:p text:style-name="P135"><text:span text:style-name="T104">L</text:span>ocal variables: <text:s text:c="2"/><text:span text:style-name="T9">env </text:span>or <text:span text:style-name="T9">printenv</text:span></text:p>
      <text:p text:style-name="P136"/>
      <text:p text:style-name="P136"><text:soft-page-break/>System variables: <text:span text:style-name="T9"><text:s/>set </text:span><text:span text:style-name="T105">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10">`</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8">Read statement: </text:span><text:span text:style-name="T81">To provide input to the script:</text:span></text:p>
      <text:p text:style-name="P149"/>
      <text:p text:style-name="P148"># Interactive script for user i<text:span text:style-name="T111">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6">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3415078246" text:style-name="L6">
        <text:list-item>
          <text:p text:style-name="P372">Create the variable: <text:s text:c="9"/>MYVAR=4</text:p>
        </text:list-item>
        <text:list-item>
          <text:p text:style-name="P372">Declare it as an in<text:span text:style-name="T115">t</text:span>eger: <text:s/>declare -i MYVAR</text:p>
        </text:list-item>
        <text:list-item>
          <text:p text:style-name="P372">Check it: <text:s/>declare -p MYVAR</text:p>
          <text:p text:style-name="P372"><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13">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7">(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4">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302">SERVERLIST=("tc-app1" "tc-app2" "tc-app3" "tc-app4")</text:p>
      <text:p text:style-name="P302">#echo ${SERVERLIST[*]}</text:p>
      <text:p text:style-name="P302">COUNT=0</text:p>
      <text:p text:style-name="P302"/>
      <text:p text:style-name="P302">for INDEX in ${SERVERLIST[@]}; do</text:p>
      <text:p text:style-name="P302"/>
      <text:p text:style-name="P302"><text:s text:c="2"/>echo "Processing Server: ${SERVERLIST[COUNT]}"</text:p>
      <text:p text:style-name="P302"/>
      <text:p text:style-name="P302"><text:s text:c="2"/>COUNT="`expr $COUNT + 1`"</text:p>
      <text:p text:style-name="P302"/>
      <text:p text:style-name="P302">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8">If Statement <text:s/></text:span><text:span text:style-name="T79">Conditional.</text:span></text:p>
      <text:p text:style-name="P167"/>
      <text:p text:style-name="P169">if [ condition ] <text:s text:c="2"/>--------------→ <text:span text:style-name="T9">Important</text:span>: must <text:span text:style-name="T119">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10">Type one number from 1 to 5 and if you find the correct one the script will let It know. 3 is the number.</text:p>
      <text:p text:style-name="P303"/>
      <text:p text:style-name="P303">#!/bin/bash</text:p>
      <text:p text:style-name="P303"># simple if script for guessing a number</text:p>
      <text:p text:style-name="P303"/>
      <text:p text:style-name="P303">clear</text:p>
      <text:p text:style-name="P303">echo "Guess the secret number"</text:p>
      <text:p text:style-name="P303">echo "======================="</text:p>
      <text:p text:style-name="P303">echo ""</text:p>
      <text:p text:style-name="P303">echo "Enter a Number between 1 and 5"</text:p>
      <text:p text:style-name="P303">read GUESS</text:p>
      <text:p text:style-name="P303"/>
      <text:p text:style-name="P303">if [ $GUESS -eq <text:span text:style-name="T9">3</text:span> ]</text:p>
      <text:p text:style-name="P303"><text:s text:c="8"/>then</text:p>
      <text:p text:style-name="P303"><text:s text:c="16"/>echo "You guessed the correct number"</text:p>
      <text:p text:style-name="P303">fi</text:p>
      <text:p text:style-name="P303"/>
      <text:p text:style-name="P303"/>
      <text:p text:style-name="P303"/>
      <text:p text:style-name="P303"/>
      <text:p text:style-name="P303"/>
      <text:p text:style-name="P303"/>
      <text:p text:style-name="P167"/>
      <text:p text:style-name="P48">Another example:</text:p>
      <text:p text:style-name="P171">This script is picking the first input typed on the cli and checking if exists and if it’s readable.</text:p>
      <text:p text:style-name="P171">-f check that i<text:span text:style-name="T120">s</text:span> a file. -r checks if it’s readable. <text:span text:style-name="T122">I’ve created mytext.txt</text:span></text:p>
      <text:p text:style-name="P167"/>
      <text:p text:style-name="P167">./<text:span text:style-name="T122">if_test_file.sh mytext.txt</text:span></text:p>
      <text:p text:style-name="P167"/>
      <text:p text:style-name="P303">#!/bin/bash</text:p>
      <text:p text:style-name="P303"># test mutiple expressions in single if statement</text:p>
      <text:p text:style-name="P303"/>
      <text:p text:style-name="P303">FILENAME=$1</text:p>
      <text:p text:style-name="P303"><text:soft-page-break/></text:p>
      <text:p text:style-name="P303">echo "Testing for file $FILENAME and readability"</text:p>
      <text:p text:style-name="P303"/>
      <text:p text:style-name="P303"><text:span text:style-name="T9">if </text:span>[ <text:span text:style-name="T9">-f </text:span>$FILENAME ] &amp;&amp; [ <text:span text:style-name="T9">-r</text:span> $FILENAME ] <text:s text:c="2"/>→<text:span text:style-name="T118"> if the file exists AND is readable, show me the echo.</text:span></text:p>
      <text:p text:style-name="P303"><text:s text:c="8"/><text:span text:style-name="T9">then</text:span></text:p>
      <text:p text:style-name="P303"><text:s text:c="16"/>echo "File $FILENAME exists AND is readable"</text:p>
      <text:p text:style-name="P303"/>
      <text:p text:style-name="P303">fi</text:p>
      <text:p text:style-name="P303"/>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5">2&gt;/dev/null</text:span></text:p>
      <text:p text:style-name="P175"/>
      <text:p text:style-name="P304"># Simple example of if then else and nested if statements</text:p>
      <text:p text:style-name="P304"/>
      <text:p text:style-name="P304">echo "Enter a number between 1 and 3"</text:p>
      <text:p text:style-name="P304"><text:span text:style-name="T9">read</text:span> VALUE</text:p>
      <text:p text:style-name="P304"/>
      <text:p text:style-name="P304"><text:span text:style-name="T9">if </text:span>[ "$VALUE" -eq "1" ] 2&gt;/dev/null || [ "$VALUE" -eq "2" ] 2&gt;/dev/null || [ "$VALUE" -eq "3" ] 2&gt;/dev/null; then</text:p>
      <text:p text:style-name="P304"><text:s text:c="8"/>echo ""</text:p>
      <text:p text:style-name="P304"><text:s text:c="8"/>echo "You entered $VALUE"</text:p>
      <text:p text:style-name="P334">else</text:p>
      <text:p text:style-name="P304"><text:s text:c="8"/>echo ""</text:p>
      <text:p text:style-name="P304"><text:s text:c="8"/>echo "You didn't follow directions!"</text:p>
      <text:p text:style-name="P334">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2120189096" text:style-name="L7">
        <text:list-item>
          <text:p text:style-name="P373">If the value is 1 show me this message redirecting the error to dev/null</text:p>
        </text:list-item>
        <text:list-item>
          <text:p text:style-name="P373">If the value is 2 show me this other message and 2&gt;/dev/null</text:p>
        </text:list-item>
        <text:list-item>
          <text:p text:style-name="P373">If it’s 3 show this other message and 2&gt;/dev/null</text:p>
        </text:list-item>
        <text:list-item>
          <text:p text:style-name="P373">If not show this message</text:p>
        </text:list-item>
      </text:list>
      <text:p text:style-name="P167"/>
      <text:p text:style-name="P303"><text:soft-page-break/>echo "Enter a number between 1 and 3:"</text:p>
      <text:p text:style-name="P303">read VALUE</text:p>
      <text:p text:style-name="P303"/>
      <text:p text:style-name="P303"><text:span text:style-name="T9">if </text:span>[ "$VALUE" -eq "1" ] 2&gt;/dev/null; then</text:p>
      <text:p text:style-name="P303"><text:s text:c="8"/>echo ""</text:p>
      <text:p text:style-name="P303"><text:s text:c="8"/>echo "You entered 1"</text:p>
      <text:p text:style-name="P303"><text:span text:style-name="T9">elif </text:span>[ "$VALUE" -eq "2" ] 2&gt;/dev/null; then</text:p>
      <text:p text:style-name="P303"><text:s text:c="8"/>echo ""</text:p>
      <text:p text:style-name="P303"><text:s text:c="8"/>echo "You entered 2"</text:p>
      <text:p text:style-name="P303"><text:span text:style-name="T9">elif </text:span>[ "$VALUE" -eq "3" ] 2&gt;/dev/null; then</text:p>
      <text:p text:style-name="P303"><text:s text:c="8"/>echo ""</text:p>
      <text:p text:style-name="P303"><text:s text:c="8"/>echo "You entered 3"</text:p>
      <text:p text:style-name="P335">else</text:p>
      <text:p text:style-name="P303"><text:s text:c="8"/>echo""</text:p>
      <text:p text:style-name="P303"><text:s text:c="8"/>echo "You didn't followed directions"</text:p>
      <text:p text:style-name="P303"/>
      <text:p text:style-name="P335">fi</text:p>
      <text:p text:style-name="P303"/>
      <text:p text:style-name="P303"/>
      <text:p text:style-name="P197">For Loop:</text:p>
      <text:p text:style-name="P306"/>
      <text:p text:style-name="P273">The below script does:</text:p>
      <text:list xml:id="list2570368170" text:style-name="L8">
        <text:list-item>
          <text:p text:style-name="P374">Command substitution searching for all .sh files on my current folder</text:p>
        </text:list-item>
        <text:list-item>
          <text:p text:style-name="P374">For every file inside shellscript do:</text:p>
        </text:list-item>
        <text:list-item>
          <text:p text:style-name="P374">A cat (of every file)</text:p>
        </text:list-item>
        <text:list-item>
          <text:p text:style-name="P374">And display it with echo (every file will be displayed on the screen)</text:p>
        </text:list-item>
      </text:list>
      <text:p text:style-name="P305"/>
      <text:p text:style-name="P305">#!/bin/bash</text:p>
      <text:p text:style-name="P305"># demo of the for loop</text:p>
      <text:p text:style-name="P305"/>
      <text:p text:style-name="P305">echo "List all the shell script contents of the directory"</text:p>
      <text:p text:style-name="P305"/>
      <text:p text:style-name="P305"><text:span text:style-name="T121">SHELLSCRIPTS</text:span>=`ls *.sh`</text:p>
      <text:p text:style-name="P305"/>
      <text:p text:style-name="P305">for SCRIPT in "$SHELLSCRIPTS"; do</text:p>
      <text:p text:style-name="P305"><text:s text:c="8"/>DISPLAY="`cat $SCRIPT`"</text:p>
      <text:p text:style-name="P305"><text:s text:c="8"/>echo "File: $SCRIPT - Contents $DISPLAY"</text:p>
      <text:p text:style-name="P305">done</text:p>
      <text:p text:style-name="P305"/>
      <text:p text:style-name="P305"/>
      <text:p text:style-name="P305"/>
      <text:p text:style-name="P305"/>
      <text:p text:style-name="P305"/>
      <text:p text:style-name="P305"/>
      <text:p text:style-name="P305"/>
      <text:p text:style-name="P198">Case Statement: <text:span text:style-name="T46">(conditional)</text:span></text:p>
      <text:p text:style-name="P211"/>
      <text:p text:style-name="P211">asdfasd</text:p>
      <text:p text:style-name="P211"/>
      <text:p text:style-name="P307">echo "MAIN MENU"</text:p>
      <text:p text:style-name="P307">echo "========="</text:p>
      <text:p text:style-name="P307">echo "1) Choice One"</text:p>
      <text:p text:style-name="P307">echo "2) Choice Two"</text:p>
      <text:p text:style-name="P307">echo "3) Choice Three"</text:p>
      <text:p text:style-name="P307">echo ""</text:p>
      <text:p text:style-name="P307">echo "Enter Choice"</text:p>
      <text:p text:style-name="P307"><text:soft-page-break/>read MENUCHOICE</text:p>
      <text:p text:style-name="P307"/>
      <text:p text:style-name="P307"><text:span text:style-name="T9">case </text:span>$MENUCHOICE in</text:p>
      <text:p text:style-name="P307"><text:s text:c="8"/>1)</text:p>
      <text:p text:style-name="P307"><text:s text:c="16"/>echo "Congratulations for choosing the first option";;</text:p>
      <text:p text:style-name="P307"><text:s text:c="8"/>2)</text:p>
      <text:p text:style-name="P307"><text:s text:c="16"/>echo "Choice 2 Chosen"<text:span text:style-name="T9">;; <text:s text:c="3"/>→</text:span><text:span text:style-name="T17"> two semicolons to tell case that this is the end of this option</text:span></text:p>
      <text:p text:style-name="P307"><text:s text:c="8"/>3)</text:p>
      <text:p text:style-name="P307"><text:s text:c="16"/>echo "Last Choise made";;</text:p>
      <text:p text:style-name="P307"><text:s text:c="8"/>*)</text:p>
      <text:p text:style-name="P307"><text:s text:c="16"/>echo "You chose unwisely";;</text:p>
      <text:p text:style-name="P336">esac</text:p>
      <text:p text:style-name="P307"/>
      <text:p text:style-name="P307"/>
      <text:p text:style-name="P307">MAIN MENU</text:p>
      <text:p text:style-name="P307">=========</text:p>
      <text:p text:style-name="P307">1) Choice One</text:p>
      <text:p text:style-name="P307">2) Choice Two</text:p>
      <text:p text:style-name="P307">3) Choice Three</text:p>
      <text:p text:style-name="P307"/>
      <text:p text:style-name="P307">Enter Choice</text:p>
      <text:p text:style-name="P307">asdfasdfasdf</text:p>
      <text:p text:style-name="P307">You chose unwisely</text:p>
      <text:p text:style-name="P307"/>
      <text:p text:style-name="P307"/>
      <text:p text:style-name="P199">While loop: <text:span text:style-name="T47">(conditional)</text:span></text:p>
      <text:p text:style-name="P212"/>
      <text:p text:style-name="P213">Display “Hello World” while <text:span text:style-name="T9">COUNT</text:span> is less than <text:span text:style-name="T9">DISPLAYNUMBER</text:span></text:p>
      <text:p text:style-name="P212"/>
      <text:p text:style-name="P308">echo "Enter number of times to display the hello world message"</text:p>
      <text:p text:style-name="P308">read <text:span text:style-name="T9">DISPLAYNUMBER</text:span></text:p>
      <text:p text:style-name="P308"/>
      <text:p text:style-name="P308"><text:span text:style-name="T9">COUNT</text:span>=1 # Normally i , x or other letter is used here, this is only a variable to say from which number we are starting</text:p>
      <text:p text:style-name="P308"># If you add 0 you will fall in an infinite loop</text:p>
      <text:p text:style-name="P308"/>
      <text:p text:style-name="P308"><text:span text:style-name="T9">while</text:span> [ $COUNT -le $DISPLAYNUMBER ]</text:p>
      <text:p text:style-name="P308"><text:s text:c="6"/><text:span text:style-name="T9"><text:s text:c="2"/>do</text:span></text:p>
      <text:p text:style-name="P308"><text:s text:c="16"/>echo "Hello World - $COUNT"</text:p>
      <text:p text:style-name="P308"><text:s text:c="16"/>COUNT="`expr $COUNT + 1`"</text:p>
      <text:p text:style-name="P308"><text:s text:c="8"/><text:span text:style-name="T9">done</text:span></text:p>
      <text:p text:style-name="P212"/>
      <text:p text:style-name="P212"/>
      <text:p text:style-name="P308">Enter number of times to display the hello world message</text:p>
      <text:p text:style-name="P308">5</text:p>
      <text:p text:style-name="P308">Hello World - 1</text:p>
      <text:p text:style-name="P308">Hello World - 2</text:p>
      <text:p text:style-name="P308">Hello World - 3</text:p>
      <text:p text:style-name="P308">Hello World - 4</text:p>
      <text:p text:style-name="P308">Hello World – 5</text:p>
      <text:p text:style-name="P308"/>
      <text:p text:style-name="P308"/>
      <text:p text:style-name="P308"/>
      <text:p text:style-name="P308"/>
      <text:p text:style-name="P308"/>
      <text:p text:style-name="P208"><text:span text:style-name="T9">Execution Operators (&amp;&amp; and ||) </text:span><text:span text:style-name="T126">and / or</text:span></text:p>
      <text:p text:style-name="P212"/>
      <text:p text:style-name="P214"><text:soft-page-break/></text:p>
      <text:p text:style-name="P214">rm POLLLIA 2&gt; /dev/null <text:span text:style-name="T9">&amp;&amp;</text:span> echo "AAAAAAAAAAAAAAAAAA" <text:span text:style-name="T9"><text:s/>||</text:span> echo "BBBBBBBBBBBBBBBBBBBBBBB"</text:p>
      <text:p text:style-name="P214"/>
      <text:p text:style-name="P215">POLLLIA doesn’t exists, so is giving an exit code status <text:span text:style-name="T127">error</text:span></text:p>
      <text:p text:style-name="P214">Therefore the &amp;&amp; can not be executed because the previous command have to have exit code status 0</text:p>
      <text:p text:style-name="P214"/>
      <text:p text:style-name="P214">The || (or) will be executed because is waiting just in case the previous command is giving exit status error, like is the case here.</text:p>
      <text:p text:style-name="P214"/>
      <text:p text:style-name="P216"/>
      <text:p text:style-name="P274">Example: execops.sh </text:p>
      <text:p text:style-name="P216">Type a number and will tell you if is odd (only 1,3 or 5)</text:p>
      <text:p text:style-name="P216"/>
      <text:p text:style-name="P310">echo "Enter a number between 1 and 5"</text:p>
      <text:p text:style-name="P310">read VALUE</text:p>
      <text:p text:style-name="P310"/>
      <text:p text:style-name="P310">if [ "$VALUE" -eq "1" ] || [ "$VALUE" -eq "3" ] || [ "$VALUE" -eq "3" ]; then</text:p>
      <text:p text:style-name="P310"><text:s text:c="8"/>echo "You entered the ODD value of $VALUE"</text:p>
      <text:p text:style-name="P310">else</text:p>
      <text:p text:style-name="P310"><text:s text:c="8"/>echo "You entered a value of $VALUE"</text:p>
      <text:p text:style-name="P310">fi</text:p>
      <text:p text:style-name="P216"/>
      <text:p text:style-name="P216"/>
      <text:p text:style-name="P201">Reading Files:</text:p>
      <text:p text:style-name="P217"/>
      <text:p text:style-name="P218">I’ve created superheroes.txt with some names inside.</text:p>
      <text:p text:style-name="P218">The script below will display line by line the name inside the txt. </text:p>
      <text:p text:style-name="P216"/>
      <text:p text:style-name="P310">echo "Enter filename to read"</text:p>
      <text:p text:style-name="P310">read FILE</text:p>
      <text:p text:style-name="P310"/>
      <text:p text:style-name="P310">while read<text:span text:style-name="T9"> -r</text:span> SUPERHERO; do <text:s text:c="3"/>→<text:span text:style-name="T128"> -r asks to read a line </text:span></text:p>
      <text:p text:style-name="P310"><text:s text:c="8"/>echo "Superhero Name: $SUPERHERO"</text:p>
      <text:p text:style-name="P310">done &lt; "$FILE"</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202"><text:soft-page-break/>Standard File descriptors:</text:p>
      <text:p text:style-name="P311"/>
      <text:p text:style-name="P219">Numeric representation of a file we want to read, write or both and we can determine how we open that file at run time.</text:p>
      <text:p text:style-name="P219"/>
      <text:p text:style-name="P219"/>
      <text:p text:style-name="P219"/>
      <text:p text:style-name="P219"># Demo reading and writing a file using file descriptor</text:p>
      <text:p text:style-name="P219"># What is doing is:</text:p>
      <text:p text:style-name="P219"># <text:s text:c="6"/>Open it for read and write: <text:s/>&lt;&gt;</text:p>
      <text:p text:style-name="P219"># <text:s text:c="6"/>Redirect the file i<text:span text:style-name="T129">n</text:span>put into the while loop: <text:s text:c="2"/>done &lt;&amp;5</text:p>
      <text:p text:style-name="P219"># <text:s text:c="6"/>Echo the date inside the file and close the sc<text:span text:style-name="T130">r</text:span>tipt when all is done</text:p>
      <text:p text:style-name="P219"/>
      <text:p text:style-name="P219"/>
      <text:p text:style-name="P219"><text:span text:style-name="T9">echo</text:span> "Introduce a filename:"</text:p>
      <text:p text:style-name="P219">read FILE</text:p>
      <text:p text:style-name="P219"/>
      <text:p text:style-name="P219"><text:span text:style-name="T9">exec 5&lt;&gt;</text:span>$FILE <text:s text:c="4"/># read and write , the number have to be up to 3</text:p>
      <text:p text:style-name="P219"/>
      <text:p text:style-name="P219"><text:span text:style-name="T9"><text:s/>while</text:span> read -r SUPERHEROES; do</text:p>
      <text:p text:style-name="P219"><text:s text:c="8"/>echo "Superhero name: $SUPERHEROES"</text:p>
      <text:p text:style-name="P219"><text:span text:style-name="T9">done</text:span> &lt;&amp;5</text:p>
      <text:p text:style-name="P219"/>
      <text:p text:style-name="P219">echo "File Was Read On: `date`" &gt;&amp;5</text:p>
      <text:p text:style-name="P219"/>
      <text:p text:style-name="P275">exec 5&gt;&amp;-</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03"><text:soft-page-break/>IFS and Delimiting: <text:s/>Internal File Separator</text:p>
      <text:p text:style-name="P220"/>
      <text:p text:style-name="P224">Used by scripts to detect empty spaces. <text:span text:style-name="T143">We can tell to detect another character, like | or the one that we want.</text:span></text:p>
      <text:p text:style-name="P220"/>
      <text:p text:style-name="P221">Common on output for db, backups, monitoring, etc.</text:p>
      <text:p text:style-name="P222">Uses the <text:span text:style-name="T3">special variable </text:span><text:span text:style-name="T7">IFS</text:span> (internal file separator)</text:p>
      <text:p text:style-name="P220"/>
      <text:p text:style-name="P223"><text:span text:style-name="T136">If you type: <text:s/></text:span><text:span text:style-name="T9">echo $IFS</text:span> <text:s/>--&gt; will be in black, b<text:span text:style-name="T131">e</text:span>cause there are a space <text:span text:style-name="T132">by default. So we can use it to </text:span><text:s/></text:p>
      <text:p text:style-name="P220"/>
      <text:p text:style-name="P220">joaquim@DIT-LNX-00059:~$ <text:span text:style-name="T9">echo $IFS</text:span></text:p>
      <text:p text:style-name="P220"><text:tab/><text:tab/><text:tab/><text:tab/><text:tab/>-----→<text:span text:style-name="T142"> Empty space by default</text:span></text:p>
      <text:p text:style-name="P220">joaquim@DIT-LNX-00059:~$</text:p>
      <text:p text:style-name="P220"/>
      <text:p text:style-name="P220">-<text:span text:style-name="T143">Now we can create a script to display the content of another file, delimeter.txt</text:span></text:p>
      <text:p text:style-name="P220"/>
      <text:p text:style-name="P231">Content of delimeter.txt:</text:p>
      <text:p text:style-name="P349">3,6Ghz|8 GB|256 GB</text:p>
      <text:p text:style-name="P220"/>
      <text:p text:style-name="P231">- With the script below we can call delimeter.txt and separate it’s content with the delimiter |</text:p>
      <text:p text:style-name="P231">We can use other characters, or even the empty space, we will say this on the second echo: Enter Delimiter.</text:p>
      <text:p text:style-name="P231"/>
      <text:p text:style-name="P312">#!/bin/bash</text:p>
      <text:p text:style-name="P312"># Delimiter example using IFS</text:p>
      <text:p text:style-name="P312"/>
      <text:p text:style-name="P312">echo "Enter filename to parse: "</text:p>
      <text:p text:style-name="P312"><text:span text:style-name="T9">read</text:span> FILE</text:p>
      <text:p text:style-name="P312"/>
      <text:p text:style-name="P312">echo "Enter the Delimiter:"</text:p>
      <text:p text:style-name="P312"><text:span text:style-name="T9">read</text:span> DELIM</text:p>
      <text:p text:style-name="P312"/>
      <text:p text:style-name="P312">IFS="$DELIM"</text:p>
      <text:p text:style-name="P312"/>
      <text:p text:style-name="P312"><text:span text:style-name="T9">while</text:span> read -r CPU MEMORY DISK; do</text:p>
      <text:p text:style-name="P312"><text:s text:c="8"/>echo "CPU: $CPU"</text:p>
      <text:p text:style-name="P312"><text:s text:c="8"/>echo "Memory: $MEMORY"</text:p>
      <text:p text:style-name="P312"><text:s text:c="8"/>echo "Disk: $DISK"</text:p>
      <text:p text:style-name="P312"><text:span text:style-name="T9">done</text:span> &lt;"$FILE"</text:p>
      <text:p text:style-name="P220"/>
      <text:p text:style-name="P220"/>
      <text:p text:style-name="P204">TRAPS and SIGNALS:</text:p>
      <text:p text:style-name="P225"/>
      <text:p text:style-name="P227">To say <text:span text:style-name="T133">to </text:span>the script to not stop it with control c <text:span text:style-name="T134">and other commands.</text:span></text:p>
      <text:p text:style-name="P227"/>
      <text:p text:style-name="P227">With this you can avoid to close the script even typing control c or stuff, so the script will be running anyway.</text:p>
      <text:p text:style-name="P227"><text:s text:c="2"/></text:p>
      <text:p text:style-name="P226"><text:span text:style-name="T9">SIGI</text:span><text:span text:style-name="T18">N</text:span><text:span text:style-name="T9">T</text:span> <text:s text:c="6"/>Ctrl +c = Send and interrupt signal.</text:p>
      <text:p text:style-name="P229"><text:span text:style-name="T9">SIGTERM </text:span><text:s text:c="2"/>Kill command <text:span text:style-name="T135">(control z)</text:span></text:p>
      <text:p text:style-name="P230"><text:span text:style-name="T9">SIGTSTP</text:span> <text:s text:c="2"/>Threat stop or suspend </text:p>
      <text:p text:style-name="P219"><text:soft-page-break/></text:p>
      <text:p text:style-name="P311">#!/bin/bash</text:p>
      <text:p text:style-name="P311"># Example of trapping events and limiting the shell stopping</text:p>
      <text:p text:style-name="P311"/>
      <text:p text:style-name="P338">trap <text:span text:style-name="T79">'echo " - Please Press Q to Exit.." ' </text:span>SIGINT SIGTERM SIGTSTP</text:p>
      <text:p text:style-name="P311"/>
      <text:p text:style-name="P311"><text:span text:style-name="T9">while</text:span> [ "<text:span text:style-name="T9">$CHOICE</text:span>" != "Q" ] <text:span text:style-name="T9">&amp;&amp;</text:span> [ "<text:span text:style-name="T9">$CHOICE</text:span>" != "q" ]; <text:span text:style-name="T9">do</text:span></text:p>
      <text:p text:style-name="P311"><text:s text:c="8"/>echo "MAIN MENU"</text:p>
      <text:p text:style-name="P311"><text:s text:c="8"/>echo "========="</text:p>
      <text:p text:style-name="P311"><text:s text:c="8"/>echo "1) Choice One"</text:p>
      <text:p text:style-name="P311"><text:s text:c="8"/>echo "2) Choice Two"</text:p>
      <text:p text:style-name="P311"><text:s text:c="8"/>echo "3) Choice Three"</text:p>
      <text:p text:style-name="P311"><text:s text:c="8"/>echo "Q) Quit/Exit"</text:p>
      <text:p text:style-name="P311"><text:s text:c="8"/>echo ""</text:p>
      <text:p text:style-name="P311"><text:s text:c="4"/><text:span text:style-name="T9"><text:s text:c="4"/>read </text:span>CHOICE</text:p>
      <text:p text:style-name="P311"/>
      <text:p text:style-name="P311"><text:s text:c="8"/>clear</text:p>
      <text:p text:style-name="P311">done</text:p>
      <text:p text:style-name="P311"/>
      <text:p text:style-name="P311"/>
      <text:p text:style-name="P311"/>
      <text:p text:style-name="P348">MAIN MENU</text:p>
      <text:p text:style-name="P347">=========</text:p>
      <text:p text:style-name="P347">1) Choice One</text:p>
      <text:p text:style-name="P347">2) Choice Two</text:p>
      <text:p text:style-name="P347">3) Choice Three</text:p>
      <text:p text:style-name="P347">Q) Quit/Exit</text:p>
      <text:p text:style-name="P347"/>
      <text:p text:style-name="P347">^C - Please Press Q to Exit..</text:p>
      <text:p text:style-name="P347">^Z - Please Press Q to Exit..</text:p>
      <text:p text:style-name="P347"/>
      <text:p text:style-name="P313"/>
      <text:p text:style-name="P313"/>
      <text:p text:style-name="P205">Debugging the script: <text:s/>set</text:p>
      <text:p text:style-name="P228"/>
      <text:p text:style-name="P233">This shows line by line what the script is doing. </text:p>
      <text:p text:style-name="P233">This will display the script line by line, stopping when you have to do an action, like with read.</text:p>
      <text:p text:style-name="P232"/>
      <text:p text:style-name="P232">You can <text:span text:style-name="T145">debug </text:span>it <text:span text:style-name="T144">in two ways:</text:span></text:p>
      <text:p text:style-name="P232"/>
      <text:list xml:id="list3240351017" text:style-name="L9">
        <text:list-item>
          <text:p text:style-name="P375"><text:span text:style-name="T145">Debug the</text:span> whole script: <text:span text:style-name="T9"><text:s/>bash -x </text:span>&lt;script.sh&gt; <text:s text:c="3"/>example: <text:s/>bash -x <text:s/>if_then.sh</text:p>
        </text:list-item>
        <text:list-item>
          <text:p text:style-name="P376"><text:span text:style-name="T145">Debug some parts, inside the script: <text:s text:c="3"/></text:span><text:span text:style-name="T19">set -x</text:span><text:span text:style-name="T145"> and </text:span><text:span text:style-name="T19">set +x</text:span></text:p>
        </text:list-item>
      </text:list>
      <text:p text:style-name="P234"/>
      <text:p text:style-name="P235">The below script will ask you to type a 1,2 or 3 and will tell you the number typed. If you type another thing will tell you to.</text:p>
      <text:p text:style-name="P234"/>
      <text:p text:style-name="P233"/>
      <text:p text:style-name="P350">echo "============================================"</text:p>
      <text:p text:style-name="P347">echo "INSTRUCTIONS: Enter a number between 1 and 3"</text:p>
      <text:p text:style-name="Standard"><text:span text:style-name="T139">read</text:span><text:span text:style-name="T137"> GUESS</text:span></text:p>
      <text:p text:style-name="P347"/>
      <text:p text:style-name="Standard"><text:span text:style-name="T139">if</text:span><text:span text:style-name="T137"> [ "$GUESS" -eq "1" ] 2&gt;/dev/null ; then</text:span></text:p>
      <text:p text:style-name="P347"><text:s text:c="8"/>echo "You've typed 1"</text:p>
      <text:p text:style-name="Standard"><text:span text:style-name="T139">elif</text:span><text:span text:style-name="T137"> [ "$GUESS" -eq 2 ] 2&gt;/dev/null ; then</text:span></text:p>
      <text:p text:style-name="P347"><text:s text:c="8"/>echo "You've typed 2"</text:p>
      <text:p text:style-name="Standard"><text:span text:style-name="T139">elif</text:span><text:span text:style-name="T137"> [ "$GUESS" -eq 3 ] 2&gt;/dev/null ; then</text:span></text:p>
      <text:p text:style-name="P347"><text:s text:c="8"/>echo "You've typed 3"</text:p>
      <text:p text:style-name="P354">else</text:p>
      <text:p text:style-name="P347"><text:s text:c="8"/>echo "Follow instructions please"</text:p>
      <text:p text:style-name="P347">fi</text:p>
      <text:p text:style-name="P237"><text:soft-page-break/>Debugging the whole script</text:p>
      <text:p text:style-name="P350"/>
      <text:p text:style-name="P353">bash -x if_then.sh</text:p>
      <text:p text:style-name="P233"/>
      <text:p text:style-name="P350">+ echo ============================================</text:p>
      <text:p text:style-name="P347">============================================</text:p>
      <text:p text:style-name="P347">+ echo 'INSTRUCTIONS: Enter a number between 1 and 3'</text:p>
      <text:p text:style-name="P347">INSTRUCTIONS: Enter a number between 1 and 3</text:p>
      <text:p text:style-name="Standard"><text:span text:style-name="T137">+ </text:span><text:span text:style-name="T139">read</text:span><text:span text:style-name="T137"> GUESS <text:s text:c="2"/>------------→</text:span><text:span text:style-name="T138"> here is waiting for me to type, I typed 40</text:span></text:p>
      <text:p text:style-name="P354">40</text:p>
      <text:p text:style-name="Standard"><text:span text:style-name="T137">+ '[' 40 -eq 1 ']' <text:s text:c="2"/>------→</text:span><text:span text:style-name="T138"> then is doing the while loop, is 40 equal to 1, NO, so go next</text:span></text:p>
      <text:p text:style-name="Standard"><text:span text:style-name="T137">+ '[' 40 -eq 2 ']' <text:s text:c="2"/>-------------------→</text:span><text:span text:style-name="T138"> <text:s/>is 40 equal to 2, NO, go next</text:span></text:p>
      <text:p text:style-name="P355"><text:span text:style-name="T137">+ '[' 40 -eq 3 ']' <text:s text:c="2"/>-------------------→</text:span><text:span text:style-name="T138"> <text:s/>is 40 equal to 3, NO, go next, which is </text:span><text:span text:style-name="T140">EL</text:span><text:span text:style-name="T141">SE</text:span></text:p>
      <text:p text:style-name="P347">+ echo 'Follow instructions please'</text:p>
      <text:p text:style-name="P347">Follow instructions please</text:p>
      <text:p text:style-name="P233"/>
      <text:p text:style-name="P233"/>
      <text:p text:style-name="P236"/>
      <text:p text:style-name="P238">To debug a part, go inside the scritp:</text:p>
      <text:p text:style-name="P238"/>
      <text:p text:style-name="P238">set -x</text:p>
      <text:p text:style-name="P238"/>
      <text:p text:style-name="P238">Script to debug</text:p>
      <text:p text:style-name="P238"/>
      <text:p text:style-name="P238">set +x <text:s/></text:p>
      <text:p text:style-name="P238"/>
      <text:p text:style-name="P238">you can repeat this as much as you need, always starting with set -x and finishing with set +x</text:p>
      <text:p text:style-name="P238"/>
      <text:p text:style-name="P238"/>
      <text:p text:style-name="P206">Simple Functions: <text:s/><text:span text:style-name="T147">Remember “Top/Down approach”</text:span></text:p>
      <text:p text:style-name="P239"/>
      <text:p text:style-name="P239">Way to grouping like <text:s/>commands into a single referable name.Way to call a single item within the script or the application and then execute a number of different commands, library calls etc.</text:p>
      <text:p text:style-name="P239"/>
      <text:p text:style-name="P240">We can do extrematelly functions in bash because is not a compiled language, is not designed to use thin<text:span text:style-name="T150">g</text:span>s that way but we can do interesting things.</text:p>
      <text:p text:style-name="P240"/>
      <text:p text:style-name="P276">You can not create an empty function:</text:p>
      <text:p text:style-name="P241"/>
      <text:p text:style-name="P314">#!/bin/bash</text:p>
      <text:p text:style-name="P314"># simple function example</text:p>
      <text:p text:style-name="P314"/>
      <text:p text:style-name="P314">funcExample () {</text:p>
      <text:p text:style-name="P314"/>
      <text:p text:style-name="P314">}</text:p>
      <text:p text:style-name="P241"/>
      <text:p text:style-name="P241">The above will give <text:span text:style-name="T151">this</text:span> error when you run the script.</text:p>
      <text:p text:style-name="P351">./simplefunc.sh: line 6: syntax error near unexpected token `}'</text:p>
      <text:p text:style-name="P351">./simplefunc.sh: line 6: `}'</text:p>
      <text:p text:style-name="P241"/>
      <text:p text:style-name="P241"><text:span text:style-name="T9">You can put the null command :</text:span> and won’t have the error </text:p>
      <text:p text:style-name="P241"/>
      <text:p text:style-name="P314">funcExample () {</text:p>
      <text:p text:style-name="P314"><text:s text:c="2"/><text:span text:style-name="T9"><text:s/>:</text:span></text:p>
      <text:p text:style-name="P314">}</text:p>
      <text:p text:style-name="P278"><text:soft-page-break/>Correct function:</text:p>
      <text:p text:style-name="P314"/>
      <text:p text:style-name="P314">echo "Starting the function definition"</text:p>
      <text:p text:style-name="P314"/>
      <text:p text:style-name="P314"><text:span text:style-name="T9">funcExample</text:span> () { <text:s text:c="12"/>---------------------------------→<text:span text:style-name="T146"> you are declaring it and adding inside the commands to run</text:span></text:p>
      <text:p text:style-name="P314"><text:s/>echo "We are now INSIDE the function"</text:p>
      <text:p text:style-name="P314">}</text:p>
      <text:p text:style-name="P314"/>
      <text:p text:style-name="P339">funcExample <text:s text:c="2"/><text:span text:style-name="T79"><text:s/>------------------------→</text:span><text:span text:style-name="T85">then</text:span><text:span text:style-name="T83"> you </text:span><text:span text:style-name="T85">have to</text:span><text:span text:style-name="T83"> call the function</text:span></text:p>
      <text:p text:style-name="P317"/>
      <text:p text:style-name="P317"/>
      <text:p text:style-name="P277"><text:span text:style-name="T146">O</text:span>ne line fuction: <text:span text:style-name="T79"><text:s/>You have to use semicolon</text:span> ; <text:span text:style-name="T79">as a delimiter</text:span></text:p>
      <text:p text:style-name="P277"/>
      <text:p text:style-name="P315">echo "Starting the function definition"</text:p>
      <text:p text:style-name="P315"/>
      <text:p text:style-name="P315">funcExample () { echo "We are now INSIDE the function" <text:span text:style-name="T92">;</text:span> }</text:p>
      <text:p text:style-name="P315"/>
      <text:p text:style-name="P315">funcExample</text:p>
      <text:p text:style-name="P315"/>
      <text:p text:style-name="P315"/>
      <text:p text:style-name="P287">Structure of fuctions:</text:p>
      <text:p text:style-name="P254"/>
      <text:p text:style-name="P340"># Script or global variables</text:p>
      <text:p text:style-name="P316">CMDLINE=$1 <text:s text:c="2"/>-------→<text:span text:style-name="T148"> this is only to show where we can put the global variables, that will affect the whole script.In this <text:tab/><text:tab/> <text:s text:c="11"/>case won’t do nothing because is not going to be called in the script, it’s only a visual example</text:span></text:p>
      <text:p text:style-name="P316"/>
      <text:p text:style-name="P340">#Function definition start <text:s text:c="3"/>------→<text:span text:style-name="T84"> its a good practice </text:span><text:span text:style-name="T86">to</text:span><text:span text:style-name="T84"> add notes informing about the meaning of the parts</text:span></text:p>
      <text:p text:style-name="P316"><text:tab/><text:tab/><text:tab/><text:tab/> <text:s text:c="2"/><text:span text:style-name="T149">of the script and what are they doing.</text:span><text:tab/></text:p>
      <text:p text:style-name="P316"># displays a message</text:p>
      <text:p text:style-name="P316"><text:span text:style-name="T9">functExample </text:span>() {</text:p>
      <text:p text:style-name="P316"><text:s text:c="8"/>echo "This is an example inside of the function definition"</text:p>
      <text:p text:style-name="P316">}</text:p>
      <text:p text:style-name="P316"/>
      <text:p text:style-name="P340"># Function definition stop</text:p>
      <text:p text:style-name="P316"/>
      <text:p text:style-name="P316"/>
      <text:p text:style-name="P340"># Beginning of the script</text:p>
      <text:p text:style-name="P316">echo "This is where the script starts"</text:p>
      <text:p text:style-name="P316"/>
      <text:p text:style-name="P340">functExample</text:p>
      <text:p text:style-name="P340"/>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96"><text:soft-page-break/><text:span text:style-name="T152">Variable </text:span>Scope <text:span text:style-name="T152">in Functions</text:span>:</text:p>
      <text:p text:style-name="P256"/>
      <text:p text:style-name="P318">#!/bin/bash</text:p>
      <text:p text:style-name="P318"># Demostratin<text:span text:style-name="T153">g</text:span> variable scope</text:p>
      <text:p text:style-name="P318"/>
      <text:p text:style-name="P318"># Global variable declaration</text:p>
      <text:p text:style-name="P318"><text:span text:style-name="T9">GLOBALVAR</text:span>="Globally Visible"</text:p>
      <text:p text:style-name="P318"/>
      <text:p text:style-name="P318"># Function definitions - start</text:p>
      <text:p text:style-name="P318"/>
      <text:p text:style-name="P318"># Simple function for function variable scope</text:p>
      <text:p text:style-name="P318"><text:span text:style-name="T9">funcExample </text:span>() {</text:p>
      <text:p text:style-name="P318"><text:s text:c="8"/># Local variable to the function</text:p>
      <text:p text:style-name="P318"><text:s text:c="8"/><text:span text:style-name="T9">LOCALVAR</text:span>="Locally Visible"</text:p>
      <text:p text:style-name="P318"><text:s text:c="8"/>echo "From whithin the function, the variable is $<text:span text:style-name="T9">LOCALVAR</text:span>..."</text:p>
      <text:p text:style-name="P318">}</text:p>
      <text:p text:style-name="P318"/>
      <text:p text:style-name="P318"># Functions definitions - Stop</text:p>
      <text:p text:style-name="P318"/>
      <text:p text:style-name="P318"># Script - Start</text:p>
      <text:p text:style-name="P318">clear</text:p>
      <text:p text:style-name="P318"/>
      <text:p text:style-name="P318">echo "This step happens first"</text:p>
      <text:p text:style-name="P318">echo ""</text:p>
      <text:p text:style-name="P318">echo "Global variable = $<text:span text:style-name="T9">GLOBALVAR</text:span> (before the function call)"</text:p>
      <text:p text:style-name="P318">echo "Local variable = $<text:span text:style-name="T9">LOCALVAR</text:span> (before the function call)"</text:p>
      <text:p text:style-name="P318">echo ""</text:p>
      <text:p text:style-name="P318">echo "Calling the function - funcExample()"</text:p>
      <text:p text:style-name="P318"/>
      <text:p text:style-name="P341">funcExample</text:p>
      <text:p text:style-name="P318"/>
      <text:p text:style-name="P318">echo ""</text:p>
      <text:p text:style-name="P318">echo "The function has been called..."</text:p>
      <text:p text:style-name="P318">echo ""</text:p>
      <text:p text:style-name="P318"/>
      <text:p text:style-name="P318"/>
      <text:p text:style-name="P318">echo "Global variable = $<text:span text:style-name="T9">GLOBALVAR</text:span> (After the function call)"</text:p>
      <text:p text:style-name="P318">echo "Local variable = $<text:span text:style-name="T9">LOCALVAR</text:span> (After the function call)"</text:p>
      <text:p text:style-name="P318"/>
      <text:p text:style-name="P318"/>
      <text:p text:style-name="P318"/>
      <text:p text:style-name="P242">You will see this when executing the script:</text:p>
      <text:p text:style-name="P256"/>
      <text:p text:style-name="P352">This step happens first</text:p>
      <text:p text:style-name="P347"/>
      <text:p text:style-name="P347">Global variable = Globally Visible (before the function call)</text:p>
      <text:p text:style-name="P347">Local variable = <text:s/>(before the function call)</text:p>
      <text:p text:style-name="P347"/>
      <text:p text:style-name="P347">Calling the function - funcExample()</text:p>
      <text:p text:style-name="P347">From whithin the function, the variable is Locally Visible...</text:p>
      <text:p text:style-name="P347"/>
      <text:p text:style-name="P347">The function has been called...</text:p>
      <text:p text:style-name="P347"/>
      <text:p text:style-name="P347">Global variable = Globally Visible (After the function call)</text:p>
      <text:p text:style-name="P347">Local variable = Locally Visible (After the function call)</text:p>
      <text:p text:style-name="P256"/>
      <text:p text:style-name="P256"/>
      <text:p text:style-name="P256"/>
      <text:p text:style-name="P257"/>
      <text:p text:style-name="P297"><text:soft-page-break/>Functions with Parameters:</text:p>
      <text:p text:style-name="P258"/>
      <text:p text:style-name="P261">This is passing two parameters. One on global variable which is being passed when we run the script</text:p>
      <text:p text:style-name="P261">./script.bash Joaquim for example.</text:p>
      <text:p text:style-name="P261"/>
      <text:p text:style-name="P261">The other is being used by the function</text:p>
      <text:p text:style-name="P258"/>
      <text:p text:style-name="P319">#!/bin/bash</text:p>
      <text:p text:style-name="P319"># This demo is for funtional parameter passing</text:p>
      <text:p text:style-name="P319"/>
      <text:p text:style-name="P319"># Global Variable</text:p>
      <text:p text:style-name="P342">USERNAME=$1 <text:s text:c="2"/>→<text:span text:style-name="T154"> </text:span><text:span text:style-name="T87">global variable, will pic</text:span><text:span text:style-name="T88">k</text:span><text:span text:style-name="T87"> the parameter passed when I’m running the script, so ./script.sh Joaquim</text:span></text:p>
      <text:p text:style-name="P319"><text:tab/><text:tab/> <text:s text:c="6"/><text:tab/><text:span text:style-name="T156">$1 says “accept a single parameter” </text:span><text:tab/><text:tab/></text:p>
      <text:p text:style-name="P319"/>
      <text:p text:style-name="P319"># Function definitions - Start</text:p>
      <text:p text:style-name="P319"/>
      <text:p text:style-name="P319"># Calculate age in days</text:p>
      <text:p text:style-name="P319">funcAgeInDays () {</text:p>
      <text:p text:style-name="P319"><text:s text:c="8"/>echo "Hello $USERNAME, You are <text:span text:style-name="T9">$1 </text:span>Years Old." <text:s text:c="4"/>→<text:span text:style-name="T155"> $1 could be $USERAGE</text:span></text:p>
      <text:p text:style-name="P320"><text:s text:c="8"/>echo "That makes you approximately `expr <text:span text:style-name="T9">$1</text:span> \* 365` days old…" <text:s text:c="4"/>→<text:span text:style-name="T155"> $1 could be $USERAGE</text:span></text:p>
      <text:p text:style-name="P319">}</text:p>
      <text:p text:style-name="P319"/>
      <text:p text:style-name="P319"># Function definitions - Stop</text:p>
      <text:p text:style-name="P319"/>
      <text:p text:style-name="P319"># Script Start</text:p>
      <text:p text:style-name="P319">clear</text:p>
      <text:p text:style-name="P319"/>
      <text:p text:style-name="P319">echo "Enter your age:"</text:p>
      <text:p text:style-name="P319">read USERAGE</text:p>
      <text:p text:style-name="P319"/>
      <text:p text:style-name="P319"># Calculate the number of days</text:p>
      <text:p text:style-name="P342">funcAgeInDays $USERAGE <text:s/></text:p>
      <text:p text:style-name="P258"/>
      <text:p text:style-name="P258"/>
      <text:p text:style-name="P288">This is the result:</text:p>
      <text:p text:style-name="P321">Enter your age:</text:p>
      <text:p text:style-name="P321">20</text:p>
      <text:p text:style-name="P321">Hello Joaquim, You are 20 Years Old.</text:p>
      <text:p text:style-name="P321">That makes you approximately 7300 days old...</text:p>
      <text:p text:style-name="P258"/>
      <text:p text:style-name="P258"/>
      <text:p text:style-name="P288">And this is the script being debugged with bash -x</text:p>
      <text:p text:style-name="P260"/>
      <text:p text:style-name="P321">+ USERNAME=Joaquim</text:p>
      <text:p text:style-name="P321">+ clear</text:p>
      <text:p text:style-name="P321">+ echo 'Enter your age:'</text:p>
      <text:p text:style-name="P321">Enter your age:</text:p>
      <text:p text:style-name="P321">+ read USERAGE</text:p>
      <text:p text:style-name="P321">20</text:p>
      <text:p text:style-name="P321">+ funcAgeInDays 20</text:p>
      <text:p text:style-name="P321">+ echo 'Hello Joaquim, You are 20 Years Old.'</text:p>
      <text:p text:style-name="P321">Hello Joaquim, You are 20 Years Old.</text:p>
      <text:p text:style-name="P321">++ expr 20 '*' 365</text:p>
      <text:p text:style-name="P321">+ echo 'That makes you approximately 7300 days old...'</text:p>
      <text:p text:style-name="P321">That makes you approximately 7300 days old...</text:p>
      <text:p text:style-name="P298"><text:soft-page-break/></text:p>
      <text:p text:style-name="P298">Nested Functions:</text:p>
      <text:p text:style-name="P259"/>
      <text:p text:style-name="P324">Here we have a function (funcHuman) and inside there are <text:s/>other functions <text:span text:style-name="T157">(funcMale and funcFemale)</text:span></text:p>
      <text:p text:style-name="P325">When you are calling the functions you have to call the global one, if not is not going to work.</text:p>
      <text:p text:style-name="P325"/>
      <text:p text:style-name="P259"/>
      <text:p text:style-name="P322">#!/bin/bash</text:p>
      <text:p text:style-name="P322"># Demo of nested functions and some abstraction</text:p>
      <text:p text:style-name="P322"/>
      <text:p text:style-name="P322"># Global Variable</text:p>
      <text:p text:style-name="P322">GENDER=$1</text:p>
      <text:p text:style-name="P322"/>
      <text:p text:style-name="P322"># Function Definition - Start</text:p>
      <text:p text:style-name="P322"/>
      <text:p text:style-name="P322"># Create a human being</text:p>
      <text:p text:style-name="P322"><text:span text:style-name="T9">funcHuman</text:span> () {</text:p>
      <text:p text:style-name="P322"><text:s text:c="8"/>ARMS=2</text:p>
      <text:p text:style-name="P322"><text:s text:c="8"/>LEGS=2</text:p>
      <text:p text:style-name="P322"/>
      <text:p text:style-name="P322"><text:s text:c="8"/>echo "A human have $ARMS arms and $LEGS legs, but what gender are we?"</text:p>
      <text:p text:style-name="P322"/>
      <text:p text:style-name="P322"><text:s text:c="8"/><text:span text:style-name="T9">funcMale</text:span> () {</text:p>
      <text:p text:style-name="P322"><text:s text:c="8"/>BEARD=1</text:p>
      <text:p text:style-name="P322"/>
      <text:p text:style-name="P322"><text:s text:c="8"/>echo "This man has $ARMS arms and $LEGS legs, whith $BEARD beard(s)..."</text:p>
      <text:p text:style-name="P322"><text:s text:c="8"/>echo ""</text:p>
      <text:p text:style-name="P322"><text:s text:c="8"/>}</text:p>
      <text:p text:style-name="P322"/>
      <text:p text:style-name="P322"><text:s text:c="7"/><text:span text:style-name="T9"><text:s/>funcFemale </text:span>() {</text:p>
      <text:p text:style-name="P322"><text:s text:c="8"/>BEARD=0</text:p>
      <text:p text:style-name="P322"/>
      <text:p text:style-name="P322"><text:s text:c="8"/>echo "This woman has $ARMS arms and $LEGS legs, whith $BEARD beards(s)..."</text:p>
      <text:p text:style-name="P322"><text:s text:c="8"/>echo ""</text:p>
      <text:p text:style-name="P322"><text:s text:c="8"/>}</text:p>
      <text:p text:style-name="P322">}</text:p>
      <text:p text:style-name="P322"/>
      <text:p text:style-name="P322"># Function Definitions - Stop</text:p>
      <text:p text:style-name="P322"/>
      <text:p text:style-name="P322"># Script start</text:p>
      <text:p text:style-name="P322">clear</text:p>
      <text:p text:style-name="P322">echo "Determining the characteristic of gender $GENDER"</text:p>
      <text:p text:style-name="P322">echo ""</text:p>
      <text:p text:style-name="P322"/>
      <text:p text:style-name="P322"># Determine the actuan gender and display the characteristics</text:p>
      <text:p text:style-name="P322">if [ "$GENDER" == "male" ]; then</text:p>
      <text:p text:style-name="P322"><text:s text:c="4"/><text:span text:style-name="T9"><text:s text:c="4"/>funcHuman <text:s/>→</text:span><text:span text:style-name="T20"> </text:span><text:span text:style-name="T157">you have to call first the global function if not funcMale won’t be found</text:span></text:p>
      <text:p text:style-name="P343"><text:s text:c="8"/>funcMale</text:p>
      <text:p text:style-name="P322">else</text:p>
      <text:p text:style-name="P322"><text:s text:c="6"/><text:span text:style-name="T9"><text:s text:c="2"/>funcHuman</text:span></text:p>
      <text:p text:style-name="P322"><text:s text:c="8"/>funcFemale</text:p>
      <text:p text:style-name="P323">fi</text:p>
      <text:p text:style-name="P323"/>
      <text:p text:style-name="P323"/>
      <text:p text:style-name="P323"/>
      <text:p text:style-name="P323"/>
      <text:p text:style-name="P323"/>
      <text:p text:style-name="P289"><text:soft-page-break/>Function return and exit:</text:p>
      <text:p text:style-name="P262"/>
      <text:p text:style-name="P326">#!/bin/bash</text:p>
      <text:p text:style-name="P326"># Demo of returning values and testing results</text:p>
      <text:p text:style-name="P326"/>
      <text:p text:style-name="P326"><text:span text:style-name="T9">#Grobal Variables</text:span> <text:s text:c="2"/>-------------------------------</text:p>
      <text:p text:style-name="P326">YES=0</text:p>
      <text:p text:style-name="P326">NO=1</text:p>
      <text:p text:style-name="P326">FIRST=$1</text:p>
      <text:p text:style-name="P326">SECOND=$2</text:p>
      <text:p text:style-name="P326">THIRD=$3</text:p>
      <text:p text:style-name="P326"/>
      <text:p text:style-name="P326"><text:span text:style-name="T9"># Function Definition - Start</text:span> -----------------------------------</text:p>
      <text:p text:style-name="P326"/>
      <text:p text:style-name="P326"># Check command line parameters passed in</text:p>
      <text:p text:style-name="P326"><text:span text:style-name="T9">funcCheckParams</text:span> () {</text:p>
      <text:p text:style-name="P326"><text:s text:c="8"/># Did we get three</text:p>
      <text:p text:style-name="P327"><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26"><text:s text:c="16"/>echo "We got three params..."</text:p>
      <text:p text:style-name="P326"><text:s text:c="16"/>return $YES</text:p>
      <text:p text:style-name="P326"><text:s text:c="8"/>else</text:p>
      <text:p text:style-name="P326"><text:s text:c="16"/>echo "We did not get three parameters..."</text:p>
      <text:p text:style-name="P326"><text:s text:c="16"/>return $NO</text:p>
      <text:p text:style-name="P326"><text:s text:c="8"/>fi</text:p>
      <text:p text:style-name="P326">}</text:p>
      <text:p text:style-name="P326"/>
      <text:p text:style-name="P326"># Function definition - Stop ------------------------------------</text:p>
      <text:p text:style-name="P326"/>
      <text:p text:style-name="P326"># <text:span text:style-name="T9">Script ----------------------- <text:s/>Start </text:span></text:p>
      <text:p text:style-name="P344">funcCheckParams</text:p>
      <text:p text:style-name="P326">RETURN_VALS=$?</text:p>
      <text:p text:style-name="P326"/>
      <text:p text:style-name="P326">if [ "$RETURN_VALS" -eq "$YES" ]; then</text:p>
      <text:p text:style-name="P326"><text:s text:c="8"/>echo "We received three params and they are:"</text:p>
      <text:p text:style-name="P326"><text:s text:c="8"/>echo "Param 1: $FIRST"</text:p>
      <text:p text:style-name="P326"><text:s text:c="8"/>echo "Param 2: $SECOND"</text:p>
      <text:p text:style-name="P326"><text:s text:c="8"/>echo "Param 3: $THIRD"</text:p>
      <text:p text:style-name="P326"><text:s text:c="8"/>echo ""</text:p>
      <text:p text:style-name="P326">else</text:p>
      <text:p text:style-name="P326"><text:s text:c="8"/>echo "Usage: returnval.sh [param1] [param2] [param3]"</text:p>
      <text:p text:style-name="P326"><text:s text:c="8"/>exit 1</text:p>
      <text:p text:style-name="P326">fi</text:p>
      <text:p text:style-name="P326"/>
      <text:p text:style-name="P326"/>
      <text:p text:style-name="P326">./returnval.sh 412341 1234123 kuytky</text:p>
      <text:p text:style-name="P326">We got three params...</text:p>
      <text:p text:style-name="P326">We received three params and they are:</text:p>
      <text:p text:style-name="P326">Param 1: 412341</text:p>
      <text:p text:style-name="P326">Param 2: 1234123</text:p>
      <text:p text:style-name="P326">Param 3: kuytky</text:p>
      <text:p text:style-name="P326"/>
      <text:p text:style-name="P326"/>
      <text:p text:style-name="P326"/>
      <text:p text:style-name="P326"/>
      <text:p text:style-name="P326"/>
      <text:p text:style-name="P326"/>
      <text:p text:style-name="P326"/>
      <text:p text:style-name="P299"><text:soft-page-break/>Using the infobox: <text:s/><text:span text:style-name="T158">Dialog <text:s text:c="2"/>--infobox</text:span></text:p>
      <text:p text:style-name="P328"/>
      <text:p text:style-name="P263">Install dialog:</text:p>
      <text:p text:style-name="P263">apt install dialog</text:p>
      <text:p text:style-name="P263"/>
      <text:p text:style-name="P264"><text:span text:style-name="T9">Dialog</text:span> let’s us to do GUI like applications. <text:span text:style-name="T159">Displays dialog boxes from shell script.</text:span></text:p>
      <text:p text:style-name="P264">Ncurses is the library that dialog uses.</text:p>
      <text:p text:style-name="P264"/>
      <text:p text:style-name="P264"><text:a xlink:type="simple" xlink:href="https://www.youtube.com/watch?v=A_QErp5C-z0" text:style-name="Internet_20_link" text:visited-style-name="Visited_20_Internet_20_Link">https://www.youtube.com/watch?v=A_QErp5C-z0</text:a> </text:p>
      <text:p text:style-name="P264"/>
      <text:p text:style-name="P269"><text:span text:style-name="T9">Ncurses: </text:span>New curses.<text:span text:style-name="T9"> </text:span>API that allows <text:span text:style-name="T160">to develop GUI like applications that runs under the terminal.</text:span></text:p>
      <text:p text:style-name="P264"/>
      <text:p text:style-name="P271"><text:span text:style-name="T9">Examples on:</text:span> /usr/share/doc/dialog/examples</text:p>
      <text:p text:style-name="P264"/>
      <text:p text:style-name="P290">Fast test, type:</text:p>
      <text:p text:style-name="P265">dialog --title "My Message" --msgbox "Hello World" <text:span text:style-name="T9">10 40</text:span></text:p>
      <text:p text:style-name="P266"/>
      <text:p text:style-name="P266">10 is the high </text:p>
      <text:p text:style-name="P266">40 is the wheith </text:p>
      <text:p text:style-name="P266"/>
      <text:p text:style-name="P267">This will display a box with an Ok button. If you click into you will be back on the cli</text:p>
      <text:p text:style-name="P266"/>
      <text:p text:style-name="P266">"Hello <text:span text:style-name="T9">\n</text:span>World" <text:s text:c="2"/>→<text:span text:style-name="T159"> will display:</text:span></text:p>
      <text:p text:style-name="P268">Hello</text:p>
      <text:p text:style-name="P268">World</text:p>
      <text:p text:style-name="P266"/>
      <text:p text:style-name="P291">Ask for yes or not:</text:p>
      <text:p text:style-name="P266">dialog --title "My Question" <text:span text:style-name="T9">--yesno</text:span> "Are you sure?" 5 20</text:p>
      <text:p text:style-name="P266"/>
      <text:p text:style-name="P266"><text:span text:style-name="T9">--yesno </text:span>will ask you to choose between yes or no. You can choose it with the arrow key or the mouse</text:p>
      <text:p text:style-name="P265">--<text:span text:style-name="T22">msgbox</text:span><text:span text:style-name="T161">: Displays a box with an OK button </text:span></text:p>
      <text:p text:style-name="P268"><text:span text:style-name="T21">--i</text:span><text:span text:style-name="T9">nfobox</text:span>: Is showing a box without ok b<text:span text:style-name="T161">u</text:span>tton. <text:span text:style-name="T162">Presents a message.</text:span></text:p>
      <text:p text:style-name="P268"/>
      <text:p text:style-name="P268"/>
      <text:p text:style-name="P292">Using infobox:</text:p>
      <text:p text:style-name="P268">#!/bin/bash</text:p>
      <text:p text:style-name="P268"># Demo of a simple info box with dialog and courses</text:p>
      <text:p text:style-name="P268"/>
      <text:p text:style-name="P329">#Global Variables / default values</text:p>
      <text:p text:style-name="P329">INFOBOX=<text:span text:style-name="T9">${INFOBOX=dialog} <text:s text:c="2"/>→ Creating variable. Instead of use “dialog” we will call it using INFOBOX</text:span></text:p>
      <text:p text:style-name="P329">TITLE="Default"</text:p>
      <text:p text:style-name="P329">MESSAGE="Something to say"</text:p>
      <text:p text:style-name="P329">XCOORD=10</text:p>
      <text:p text:style-name="P329">YCOORD=20</text:p>
      <text:p text:style-name="P329"/>
      <text:p text:style-name="P329"># Function declarations - start</text:p>
      <text:p text:style-name="P329"/>
      <text:p text:style-name="P329"># Displain the infobox and our message</text:p>
      <text:p text:style-name="P329">funcDisplayInfobox () {</text:p>
      <text:p text:style-name="P329"><text:s text:c="8"/>$INFOBOX --title "$1" --infobox "$2" "$3" "$4" <text:s text:c="2"/>#We call the dialog</text:p>
      <text:p text:style-name="P329"><text:s text:c="8"/>sleep "$5"</text:p>
      <text:p text:style-name="P329"><text:soft-page-break/></text:p>
      <text:p text:style-name="P329">}</text:p>
      <text:p text:style-name="P329"/>
      <text:p text:style-name="P329"># functions declaration - stop</text:p>
      <text:p text:style-name="P329"/>
      <text:p text:style-name="P329"/>
      <text:p text:style-name="P329"># script - start</text:p>
      <text:p text:style-name="P329"/>
      <text:p text:style-name="P329">if [ "$1" == "shutdown" ]; then</text:p>
      <text:p text:style-name="P329"><text:s text:c="8"/>funcDisplayInfobox "WARNING!!" "WE are SHOUTING DOWN the system..." "11" "21" "5"</text:p>
      <text:p text:style-name="P329"><text:s text:c="8"/>echo "Shuting Down!"</text:p>
      <text:p text:style-name="P329">else</text:p>
      <text:p text:style-name="P329"><text:s text:c="8"/>funcDisplayInfobox "Information..." "You are no doing anything fun..." "11" "21" "5"</text:p>
      <text:p text:style-name="P329"><text:s text:c="8"/>echo "You are not doing anything"</text:p>
      <text:p text:style-name="P329">fi</text:p>
      <text:p text:style-name="P329"/>
      <text:p text:style-name="P329"># Script – stop</text:p>
      <text:p text:style-name="P329"/>
      <text:p text:style-name="P329"/>
      <text:p text:style-name="P329"/>
      <text:p text:style-name="P300">Using msbox: <text:s text:c="2"/><text:span text:style-name="T163">OK button --msgbox</text:span></text:p>
      <text:p text:style-name="P270"/>
      <text:p text:style-name="P330">#!/bin/bash</text:p>
      <text:p text:style-name="P330"># Display message for confirmation. An OK button will appear.</text:p>
      <text:p text:style-name="P330"/>
      <text:p text:style-name="P330"># Global Variables</text:p>
      <text:p text:style-name="P330"><text:span text:style-name="T9">MSGBOX</text:span>=${MSGBOX=dialog}</text:p>
      <text:p text:style-name="P330"/>
      <text:p text:style-name="P330"># Function Declaration - Start</text:p>
      <text:p text:style-name="P330"/>
      <text:p text:style-name="P330"># Display the message box with our message</text:p>
      <text:p text:style-name="P330">funcMsgBox () {</text:p>
      <text:p text:style-name="P330"><text:s text:c="8"/>$<text:span text:style-name="T9">MSGBOX</text:span> --title "$1" --<text:span text:style-name="T9">msgbox</text:span> "$2" "$3" "$4"</text:p>
      <text:p text:style-name="P330">}</text:p>
      <text:p text:style-name="P330"/>
      <text:p text:style-name="P330">#Function declaration - Stop</text:p>
      <text:p text:style-name="P330"/>
      <text:p text:style-name="P330"># Script Start</text:p>
      <text:p text:style-name="P330"/>
      <text:p text:style-name="P330">if [ "$1" == "polla" ]; then</text:p>
      <text:p text:style-name="P330"><text:s text:c="8"/><text:span text:style-name="T9">funcMsgBox</text:span> "THIS is a TITLE" "Confirm \npressing ok button" "10" "20"</text:p>
      <text:p text:style-name="P330">else</text:p>
      <text:p text:style-name="P330"><text:s text:c="8"/><text:span text:style-name="T9">funcMsgBox</text:span> "This is a TITLE " "You passed the wrong command" "10" "20"</text:p>
      <text:p text:style-name="P330">fi</text:p>
      <text:p text:style-name="P330"/>
      <text:p text:style-name="P330"># Script Stop</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00"><text:soft-page-break/>Building a Menu System: <text:s/>--<text:span text:style-name="T167">menu</text:span></text:p>
      <text:p text:style-name="P330"><text:a xlink:type="simple" xlink:href="http://linuxcommand.org/lc3_adv_dialog.php" text:style-name="Internet_20_link" text:visited-style-name="Visited_20_Internet_20_Link">http://linuxcommand.org/lc3_adv_dialog.php</text:a> </text:p>
      <text:p text:style-name="P330"/>
      <text:p text:style-name="P330">#!/bin/bash</text:p>
      <text:p text:style-name="P330"># Create a dialog box that will display a menu</text:p>
      <text:p text:style-name="P330"/>
      <text:p text:style-name="P330"># Global variables /default values</text:p>
      <text:p text:style-name="P330">MENUBOX=${MENUBOX=dialog}</text:p>
      <text:p text:style-name="P330"/>
      <text:p text:style-name="P330"># Functions declaration - start</text:p>
      <text:p text:style-name="P330"/>
      <text:p text:style-name="P330"># Function to display a simple menu</text:p>
      <text:p text:style-name="P330"><text:span text:style-name="T9">funcMenu</text:span> () {</text:p>
      <text:p text:style-name="P330"><text:s text:c="8"/>$MENUBOX <text:span text:style-name="T9">--title</text:span> "[M A I N <text:s text:c="2"/>M E N U]" <text:span text:style-name="T9">--menu</text:span> "Use UP/DOWN Arrows to move and select or number of your choice and enter" <text:span text:style-name="T9">15 45 4 1</text:span> "Display Hello World" 2 "Display Goodbye World" 3 "Display Nothing" X "Exit"<text:span text:style-name="T9"> 2&gt;choice.txt</text:span></text:p>
      <text:p text:style-name="P331">} <text:s text:c="3"/></text:p>
      <text:p text:style-name="P346"/>
      <text:p text:style-name="P331"><text:span text:style-name="T25">#</text:span><text:span text:style-name="T9">→</text:span><text:span text:style-name="T23"> </text:span><text:span text:style-name="T164">15 45 are x and y coordinates. <text:s/></text:span><text:span text:style-name="T23">4 is the number of choices</text:span><text:span text:style-name="T164"> that the menu will have. <text:s/>1 is the first option. Can be a letter.</text:span></text:p>
      <text:p text:style-name="P330"/>
      <text:p text:style-name="P330"><text:span text:style-name="T166">#</text:span>→<text:span text:style-name="T24"> 2&gt;choice.txt</text:span><text:span text:style-name="T165"> <text:s/><text:tab/>We capture what is choose or what is write to test it later. Dialog uses stdout in order to write on the screen. We can use stdout error to capture what we are writing </text:span></text:p>
      <text:p text:style-name="P330"/>
      <text:p text:style-name="P330">The data that dialog takes in (such as a string entered into a input box) is normally returned on standard error. </text:p>
      <text:p text:style-name="P330">This is because dialog uses standard output to display text on the terminal when it is drawing the dialog box itself.</text:p>
      <text:p text:style-name="P330"/>
      <text:p text:style-name="P330"/>
      <text:p text:style-name="P330"># Functions declarations -stop</text:p>
      <text:p text:style-name="P330"/>
      <text:p text:style-name="P330"># Script start</text:p>
      <text:p text:style-name="P330"/>
      <text:p text:style-name="P345">funcMenu</text:p>
      <text:p text:style-name="P330"/>
      <text:p text:style-name="P330"><text:span text:style-name="T9">case</text:span> "`cat choice.txt`" in</text:p>
      <text:p text:style-name="P330"><text:s text:c="8"/>1) echo "Hello World";;</text:p>
      <text:p text:style-name="P330"><text:s text:c="8"/>2) echo "Goodbye World";;</text:p>
      <text:p text:style-name="P330"><text:s text:c="8"/>3) echo "Nothing";;</text:p>
      <text:p text:style-name="P330"><text:s text:c="8"/>X) echo "Exit";;</text:p>
      <text:p text:style-name="P345">esac</text:p>
      <text:p text:style-name="P330"/>
      <text:p text:style-name="P330"># Script stop</text:p>
      <text:p text:style-name="P330"/>
      <text:p text:style-name="P330"/>
      <text:p text:style-name="P379">A more clearer option to write the menubox:</text:p>
      <text:p text:style-name="P381"/>
      <text:p text:style-name="P381">$MENUBOX --clear --help-button --backtitle "Linux shell script tutorial"<text:span text:style-name="T9"> \</text:span></text:p>
      <text:p text:style-name="P381">--title "[M A I N <text:s text:c="2"/>M E N U]"<text:span text:style-name="T9"> \</text:span></text:p>
      <text:p text:style-name="P381">--menu "Use UP/DOWN Arrows to move and select or number of your choice and enter" 15 45 4<text:span text:style-name="T9"> \</text:span></text:p>
      <text:p text:style-name="P381">1 "Display Hello World"<text:span text:style-name="T9"> \</text:span></text:p>
      <text:p text:style-name="P381">2 "Display Goodbye World"<text:span text:style-name="T9"> \</text:span></text:p>
      <text:p text:style-name="P381">3 "Display Nothing"<text:span text:style-name="T9"> \</text:span></text:p>
      <text:p text:style-name="P381">X "Exit" 2&gt;choice.txt</text:p>
      <text:p text:style-name="P330"/>
      <text:p text:style-name="P330"/>
      <text:p text:style-name="P381"><text:span text:style-name="T9">Read about /tmp race for redirecting to tmp </text:span>(in this case choice.txt)</text:p>
      <text:p text:style-name="P381"><text:a xlink:type="simple" xlink:href="https://www.google.com/search?q=tmp+race" text:style-name="Internet_20_link" text:visited-style-name="Visited_20_Internet_20_Link">https://www.google.com/search?q=tmp+race</text:a> </text:p>
      <text:p text:style-name="P330"/>
      <text:p text:style-name="P330"/>
      <text:p text:style-name="P330"/>
      <text:p text:style-name="P330"><text:soft-page-break/></text:p>
      <text:p text:style-name="P330"/>
      <text:p text:style-name="P330"/>
      <text:p text:style-name="P207">TR - Translate</text:p>
      <text:p text:style-name="P244"/>
      <text:p text:style-name="P243">Command line utility to translate (convert) and delete characters. </text:p>
      <text:p text:style-name="P245"/>
      <text:p text:style-name="P246">Transforms uppercase to lowercase, <text:span text:style-name="T168">squeezing (juntar) repeating characters, even the empty spaces, </text:span></text:p>
      <text:p text:style-name="P377">deleting specific characters and basic finding and replacing stuff. </text:p>
      <text:p text:style-name="P246"/>
      <text:p text:style-name="P279">Translate lowercase to uppercase:</text:p>
      <text:p text:style-name="P246">echo "PPPPPPPPPP AAAAAAAAA pppppppp mmmmmmm" |tr "[:lower:]" "[:upper:]"</text:p>
      <text:p text:style-name="P356">PPPPPPPPPP AAAAAAAAA PPPPPPPP MMMMMMM</text:p>
      <text:p text:style-name="P279">or:</text:p>
      <text:p text:style-name="P247">echo "PPPPPPPPPP AAAAAAAAA pppppppp mmmmmmm" |tr "[a-z]" "[A-Z]"</text:p>
      <text:p text:style-name="P357">PPPPPPPPPP AAAAAAAAA PPPPPPPP MMMMMMM</text:p>
      <text:p text:style-name="P247"/>
      <text:p text:style-name="P279">Translate curly braces to parenthesis:</text:p>
      <text:p text:style-name="P247">echo "Curly braces {}" |tr '{}' '()'</text:p>
      <text:p text:style-name="P332">Curly braces ()</text:p>
      <text:p text:style-name="P247"/>
      <text:p text:style-name="P279">Translate parenthesis to curly braces:</text:p>
      <text:p text:style-name="P247">echo "Parenthesis ()" |tr <text:s/>'()' '{}'</text:p>
      <text:p text:style-name="P332">Parenthesis {}</text:p>
      <text:p text:style-name="P247"/>
      <text:p text:style-name="P280">Squeeze repetition - Remove empty spaces:</text:p>
      <text:p text:style-name="P247">echo "This <text:s text:c="13"/>is <text:s text:c="6"/>a long <text:s text:c="7"/>empty <text:s text:c="18"/>space" <text:s text:c="2"/>| tr -s ' '</text:p>
      <text:p text:style-name="P332">This is a long empty space</text:p>
      <text:p text:style-name="P247"/>
      <text:p text:style-name="P281">Remove specific character:</text:p>
      <text:p text:style-name="P247">echo "Polla pene" |tr -d "P" <text:s text:c="5"/>→<text:span text:style-name="T169"> will remove only the upper case P, not the lower one</text:span></text:p>
      <text:p text:style-name="P332">olla pene</text:p>
      <text:p text:style-name="P247"/>
      <text:p text:style-name="P282">To remove both P and p:</text:p>
      <text:p text:style-name="P248">echo "Polla pene" |tr -d "[P.p]"</text:p>
      <text:p text:style-name="P333">olla ene</text:p>
      <text:p text:style-name="P247"/>
      <text:p text:style-name="P247"/>
      <text:p text:style-name="P247"/>
      <text:p text:style-name="P249"><text:span text:style-name="T36">CUT:</text:span> Used to cut parts of a line.</text:p>
      <text:p text:style-name="P247"/>
      <text:p text:style-name="P283">Cut by bytes: <text:s/><text:span text:style-name="T89">by column -c is doing more or less the same</text:span></text:p>
      <text:p text:style-name="P249">echo "<text:span text:style-name="T9">a</text:span>b<text:span text:style-name="T9">c</text:span>d<text:span text:style-name="T9">e</text:span>fghijkl" |<text:span text:style-name="T9">cut -b 1,3,5 </text:span><text:s text:c="5"/>→ bytes 1, 3 and 5 will be displayed, a , c and e in this case</text:p>
      <text:p text:style-name="P249">ace</text:p>
      <text:p text:style-name="P247"/>
      <text:p text:style-name="P247">echo "abcdefghijkl" |<text:span text:style-name="T9">cut -b 2-5 </text:span><text:s/></text:p>
      <text:p text:style-name="P247">bcde</text:p>
      <text:p text:style-name="P247"/>
      <text:p text:style-name="P247"/>
      <text:p text:style-name="P247"/>
      <text:p text:style-name="P247"><text:soft-page-break/></text:p>
      <text:p text:style-name="P247"/>
      <text:p text:style-name="P284">Delimiter and Field: <text:s text:c="2"/>-d <text:s/>-f</text:p>
      <text:p text:style-name="P251"/>
      <text:p text:style-name="P284"><text:span text:style-name="T79">Select</text:span> <text:span text:style-name="T79">the 1</text:span><text:span text:style-name="T171">st</text:span><text:span text:style-name="T79">,2nd, 3</text:span><text:span text:style-name="T171">rd</text:span><text:span text:style-name="T79"> and so on columns delimited by space</text:span></text:p>
      <text:p text:style-name="P251"/>
      <text:p text:style-name="P252"><text:span text:style-name="T9">Example: </text:span>on /etc/passwd <text:s text:c="2"/>list line have 3 columns (2 spaces separated)</text:p>
      <text:p text:style-name="P251"><text:tab/>cat /etc/passwd |grep -i list</text:p>
      <text:p text:style-name="P251"/>
      <text:p text:style-name="P251"><text:tab/>list:x:38:38:Mailing <text:s text:c="3"/>List <text:s text:c="5"/>Manager:/var/list:/usr/sbin/nologin</text:p>
      <text:p text:style-name="P251"/>
      <text:p text:style-name="P285">Show me the first column:</text:p>
      <text:p text:style-name="P253"><text:tab/>cat /etc/passwd |<text:span text:style-name="T9">cut -d ' ' -f1</text:span> |grep -i list</text:p>
      <text:p text:style-name="P253"><text:tab/>list:x:38:38:Mailing</text:p>
      <text:p text:style-name="P250"/>
      <text:p text:style-name="P285">Show the second columns:</text:p>
      <text:p text:style-name="P253"><text:tab/>cat /etc/passwd |<text:span text:style-name="T9">cut -d ' ' -f2</text:span> |grep -i list</text:p>
      <text:p text:style-name="P253"><text:tab/>List</text:p>
      <text:p text:style-name="P250"/>
      <text:p text:style-name="P285">And the 3<text:span text:style-name="T170">rd</text:span> column:</text:p>
      <text:p text:style-name="P253"><text:tab/>cat /etc/passwd |<text:span text:style-name="T9">cut -d ' ' -f3</text:span> |grep -i list</text:p>
      <text:p text:style-name="P253"><text:tab/>Manager:/var/list:/usr/sbin/nologin</text:p>
      <text:p text:style-name="P250"/>
      <text:p text:style-name="P250"/>
      <text:p text:style-name="P286">Pick the PID of wf procees: </text:p>
      <text:p text:style-name="P250">wildfly_pid=`ps -elaf | grep "jboss" | grep "Server" | grep -v "grep" | <text:s/>tr -s ' ' | cut -d' ' -f4`</text:p>
      <text:p text:style-name="P250"/>
      <text:p text:style-name="P250"/>
      <text:p text:style-name="P250"/>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5-31T14:40:28.412000000</dc:date>
    <meta:editing-duration>P19DT5H44M15S</meta:editing-duration>
    <meta:editing-cycles>383</meta:editing-cycles>
    <meta:generator>LibreOffice/6.2.1.2$Windows_X86_64 LibreOffice_project/7bcb35dc3024a62dea0caee87020152d1ee96e71</meta:generator>
    <meta:document-statistic meta:table-count="0" meta:image-count="1" meta:object-count="0" meta:page-count="35" meta:paragraph-count="1031" meta:word-count="6415" meta:character-count="38178" meta:non-whitespace-character-count="31291"/>
  </office:meta>
</office:document-meta>
</file>